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A4000001A48330C44903AA7970.png" manifest:media-type="image/png"/>
  <manifest:file-entry manifest:full-path="Pictures/10000201000009C4000009C41F186068C7C37A7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Lohit Devanagari" svg:font-family="'Lohit Devanagari'"/>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077cm" fo:padding-top="0.13cm" fo:padding-bottom="0.13cm" fo:padding-left="0.55cm" fo:padding-right="0.25cm" fo:wrap-option="wrap"/>
    </style:style>
    <style:style style:name="gr5"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6" style:family="graphic" style:parent-style-name="standard">
      <style:graphic-properties draw:stroke="none" svg:stroke-width="0cm" draw:fill="solid" draw:fill-color="#95b3d7" draw:textarea-vertical-align="middle" draw:auto-grow-height="false" draw:fit-to-size="false" style:shrink-to-fit="false" fo:min-height="2.027cm" fo:min-width="15.189cm" fo:padding-top="0.13cm" fo:padding-bottom="0.13cm" fo:padding-left="0.55cm" fo:padding-right="0.25cm" fo:wrap-option="wrap"/>
    </style:style>
    <style:style style:name="gr7" style:family="graphic" style:parent-style-name="standard">
      <style:graphic-properties draw:stroke="none" svg:stroke-width="0cm" draw:fill="solid" draw:fill-color="#95b3d7" draw:textarea-vertical-align="middle" draw:auto-grow-height="false" draw:fit-to-size="false" style:shrink-to-fit="false" fo:min-height="2.027cm" fo:min-width="20.049cm" fo:padding-top="0.13cm" fo:padding-bottom="0.13cm" fo:padding-left="0.55cm" fo:padding-right="0.25cm" fo:wrap-option="wrap"/>
    </style:style>
    <style:style style:name="gr8" style:family="graphic" style:parent-style-name="standard">
      <style:graphic-properties draw:stroke="none" svg:stroke-width="0cm" draw:fill="solid" draw:fill-color="#95b3d7" draw:textarea-vertical-align="middle" draw:auto-grow-height="false" draw:fit-to-size="false" style:shrink-to-fit="false" fo:min-height="2.027cm" fo:min-width="20.288cm" fo:padding-top="0.13cm" fo:padding-bottom="0.13cm" fo:padding-left="0.55cm" fo:padding-right="0.25cm" fo:wrap-option="wrap"/>
    </style:style>
    <style:style style:name="gr9" style:family="graphic" style:parent-style-name="Default_5f_1_5f_1">
      <style:graphic-properties draw:stroke="none" svg:stroke-width="0cm" draw:fill="solid" draw:fill-color="#95b3d7" draw:textarea-vertical-align="middle" draw:auto-grow-height="false" draw:fit-to-size="false" style:shrink-to-fit="false" fo:min-height="2.027cm" fo:min-width="20.049cm" fo:padding-top="0.13cm" fo:padding-bottom="0.13cm" fo:padding-left="0.55cm" fo:padding-right="0.25cm" fo:wrap-option="wrap"/>
    </style:style>
    <style:style style:name="pr1"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3"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pr4"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pr6" style:family="presentation" style:parent-style-name="OBJECT_5f_-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7" style:family="presentation" style:parent-style-name="OBJECT_5f_-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50%" fo:text-align="start" fo:text-indent="0cm" style:writing-mode="lr-tb"/>
    </style:style>
    <style:style style:name="P6" style:family="paragraph">
      <loext:graphic-properties draw:fill="none"/>
      <style:paragraph-properties fo:text-align="start" style:font-independent-line-spacing="true"/>
      <style:text-properties fo:font-size="18pt"/>
    </style:style>
    <style:style style:name="P7"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30pt" style:font-size-asian="30pt" style:font-size-complex="30pt"/>
    </style:style>
    <style:style style:name="P8" style:family="paragraph">
      <style:paragraph-properties fo:text-align="start" style:writing-mode="lr-tb"/>
    </style:style>
    <style:style style:name="P9"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0" style:family="paragraph">
      <loext:graphic-properties draw:fill="none"/>
      <style:paragraph-properties fo:text-align="start" style:font-independent-line-spacing="true"/>
      <style:text-properties fo:color="#000000" fo:font-size="18pt"/>
    </style:style>
    <style:style style:name="P11" style:family="paragraph">
      <style:paragraph-properties fo:margin-left="0cm" fo:margin-right="0cm" fo:margin-top="0cm" fo:margin-bottom="0cm" style:line-height-at-least="1.27cm" fo:text-align="start" fo:text-indent="0cm" style:writing-mode="lr-tb"/>
    </style:style>
    <style:style style:name="P12" style:family="paragraph">
      <style:paragraph-properties fo:margin-top="0cm" fo:margin-bottom="0cm" style:line-height-at-least="1.27cm" style:writing-mode="lr-tb"/>
    </style:style>
    <style:style style:name="P13" style:family="paragraph">
      <style:paragraph-properties fo:margin-top="0cm" fo:margin-bottom="0cm" fo:line-height="100%"/>
    </style:style>
    <style:style style:name="P14" style:family="paragraph">
      <style:paragraph-properties fo:margin-top="0cm" fo:margin-bottom="0cm" fo:line-height="150%"/>
    </style:style>
    <style:style style:name="P15" style:family="paragraph">
      <style:paragraph-properties style:writing-mode="lr-tb"/>
    </style:style>
    <style:style style:name="P16" style:family="paragraph">
      <style:paragraph-properties fo:text-align="start"/>
    </style:style>
    <style:style style:name="P17" style:family="paragraph">
      <style:paragraph-properties fo:margin-left="0cm" fo:margin-right="0cm" fo:margin-top="0cm" fo:margin-bottom="0cm" fo:line-height="100%" fo:text-align="start" fo:text-indent="0cm" style:writing-mode="lr-tb"/>
    </style:style>
    <style:style style:name="P18" style:family="paragraph">
      <loext:graphic-properties draw:fill="none"/>
      <style:paragraph-properties fo:line-height="100%" fo:text-align="start" style:font-independent-line-spacing="true"/>
      <style:text-properties fo:font-size="26pt" style:font-size-asian="26pt" style:font-size-complex="26pt"/>
    </style:style>
    <style:style style:name="P19" style:family="paragraph">
      <loext:graphic-properties draw:fill="none"/>
      <style:paragraph-properties fo:text-align="start" style:font-independent-line-spacing="true"/>
      <style:text-properties fo:font-size="28pt" style:font-size-asian="28pt" style:font-size-complex="28pt"/>
    </style:style>
    <style:style style:name="P20" style:family="paragraph">
      <loext:graphic-properties draw:fill="none"/>
      <style:paragraph-properties fo:line-height="100%" fo:text-align="start" style:writing-mode="lr-tb" style:font-independent-line-spacing="true"/>
      <style:text-properties fo:font-size="20pt" style:font-size-asian="20pt" style:font-size-complex="20pt"/>
    </style:style>
    <style:style style:name="P21" style:family="paragraph">
      <style:paragraph-properties fo:margin-top="0.152cm" fo:margin-bottom="0cm" style:writing-mode="lr-tb"/>
      <style:text-properties fo:font-size="16pt" style:font-size-asian="16pt" style:font-size-complex="16pt"/>
    </style:style>
    <style:style style:name="P22" style:family="paragraph">
      <loext:graphic-properties draw:fill="none"/>
      <style:paragraph-properties fo:margin-top="0.152cm" fo:margin-bottom="0cm" fo:line-height="100%" fo:text-align="start" style:writing-mode="lr-tb" style:font-independent-line-spacing="true"/>
      <style:text-properties fo:font-size="16pt" style:font-size-asian="16pt" style:font-size-complex="16pt"/>
    </style:style>
    <style:style style:name="P23" style:family="paragraph">
      <style:paragraph-properties fo:margin-top="0cm" fo:margin-bottom="0cm" style:line-height-at-least="0cm" style:writing-mode="lr-tb"/>
    </style:style>
    <style:style style:name="P24" style:family="paragraph">
      <loext:graphic-properties draw:fill="none"/>
      <style:paragraph-properties fo:margin-top="0cm" fo:margin-bottom="0cm" style:line-height-at-least="0cm" fo:text-align="start" style:writing-mode="lr-tb" style:font-independent-line-spacing="true"/>
      <style:text-properties fo:font-size="20pt" style:font-size-asian="20pt" style:font-size-complex="20pt"/>
    </style:style>
    <style:style style:name="P25" style:family="paragraph">
      <style:paragraph-properties fo:line-height="100%" style:writing-mode="lr-tb"/>
    </style:style>
    <style:style style:name="P26" style:family="paragraph">
      <style:paragraph-properties fo:margin-left="0cm" fo:margin-right="0cm" fo:margin-top="0cm" fo:margin-bottom="0cm" fo:line-height="115%" fo:text-align="start" fo:text-indent="0cm" style:writing-mode="lr-tb"/>
    </style:style>
    <style:style style:name="P27" style:family="paragraph">
      <loext:graphic-properties draw:fill="none"/>
      <style:paragraph-properties fo:line-height="115%" fo:text-align="start" style:writing-mode="lr-tb" style:font-independent-line-spacing="true"/>
      <style:text-properties fo:font-size="18pt" fo:background-color="transparent"/>
    </style:style>
    <style:style style:name="P28" style:family="paragraph">
      <style:paragraph-properties fo:margin-top="0.254cm" fo:margin-bottom="0cm" style:writing-mode="lr-tb"/>
    </style:style>
    <style:style style:name="P29" style:family="paragraph">
      <loext:graphic-properties draw:fill="none"/>
      <style:paragraph-properties fo:line-height="115%" fo:text-align="start" style:writing-mode="lr-tb" style:font-independent-line-spacing="true"/>
      <style:text-properties fo:font-size="30pt" fo:background-color="transparent" style:font-size-asian="30pt" style:font-size-complex="30pt"/>
    </style:style>
    <style:style style:name="P30" style:family="paragraph">
      <loext:graphic-properties draw:fill="none"/>
      <style:paragraph-properties fo:line-height="115%" fo:text-align="start" style:writing-mode="lr-tb" style:font-independent-line-spacing="true"/>
      <style:text-properties fo:font-size="20pt" fo:background-color="transparent" style:font-size-asian="20pt" style:font-size-complex="20pt"/>
    </style:style>
    <style:style style:name="P31" style:family="paragraph">
      <loext:graphic-properties draw:fill="none"/>
      <style:paragraph-properties fo:line-height="115%" fo:text-align="start" style:writing-mode="lr-tb" style:font-independent-line-spacing="true"/>
      <style:text-properties fo:font-size="21pt" fo:background-color="transparent" style:font-size-asian="21pt" style:font-size-complex="21pt"/>
    </style:style>
    <style:style style:name="P32" style:family="paragraph">
      <loext:graphic-properties draw:fill="none"/>
      <style:paragraph-properties fo:line-height="115%" fo:text-align="start" style:writing-mode="lr-tb" style:font-independent-line-spacing="true"/>
      <style:text-properties fo:font-size="28pt" fo:background-color="transparent" style:font-size-asian="28pt" style:font-size-complex="28pt"/>
    </style:style>
    <style:style style:name="P33" style:family="paragraph">
      <loext:graphic-properties draw:fill="none"/>
      <style:paragraph-properties fo:line-height="115%" fo:text-align="start" style:writing-mode="lr-tb" style:font-independent-line-spacing="true"/>
      <style:text-properties fo:font-size="24pt" fo:background-color="transparent" style:font-size-asian="24pt" style:font-size-complex="24pt"/>
    </style:style>
    <style:style style:name="P34" style:family="paragraph">
      <loext:graphic-properties draw:fill="none"/>
      <style:paragraph-properties fo:line-height="115%" fo:text-align="start" style:writing-mode="lr-tb" style:font-independent-line-spacing="true"/>
      <style:text-properties fo:font-size="26pt" fo:background-color="transparent" style:font-size-asian="26pt" style:font-size-complex="26pt"/>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434343"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5" style:family="text">
      <style:text-properties fo:font-variant="normal" fo:text-transform="none" fo:color="#0000cc"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cc"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8" style:family="text">
      <style:text-properties fo:font-variant="normal" fo:text-transform="none" fo:color="#ce181e"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9" style:family="text">
      <style:text-properties fo:font-variant="normal" fo:text-transform="none" fo:color="#ce181e"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434343"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434343"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ce181e"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66"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text-position="0% 100%" style:font-name="Arial" fo:font-size="28pt" fo:letter-spacing="normal" fo:font-style="italic" fo:text-shadow="none" style:text-underline-style="none" fo:font-weight="normal" style:letter-kerning="true" fo:background-color="transparent" style:font-name-asian="Arial" style:font-size-asian="28pt" style:font-style-asian="italic" style:font-weight-asian="normal" style:font-name-complex="Arial" style:font-size-complex="28pt" style:font-style-complex="italic"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text-position="0% 100%" style:font-name="Arial" fo:font-size="14pt" fo:letter-spacing="normal" fo:font-style="normal" fo:text-shadow="none" style:text-underline-style="none"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text-position="0% 100%" style:font-name="Arial" fo:font-size="24pt" fo:letter-spacing="normal" fo:font-style="normal" fo:text-shadow="none" style:text-underline-style="none"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20" style:family="text">
      <style:text-properties fo:font-size="11pt"/>
    </style:style>
    <style:style style:name="T21" style:family="text">
      <style:text-properties fo:font-variant="normal" fo:text-transform="none" fo:color="#434343"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22" style:family="text">
      <style:text-properties fo:font-variant="normal" fo:text-transform="none" fo:color="#000066"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23" style:family="text">
      <style:text-properties fo:font-variant="normal" fo:text-transform="none" fo:color="#ce181e"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24" style:family="text">
      <style:text-properties fo:font-variant="normal" fo:text-transform="none" fo:color="#434343"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25" style:family="text">
      <style:text-properties fo:font-variant="normal" fo:text-transform="none" fo:color="#000066"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26" style:family="text">
      <style:text-properties fo:font-variant="normal" fo:text-transform="none" fo:color="#000066" style:text-line-through-style="none" style:text-line-through-type="none" style:text-position="0% 100%" style:font-name="Arial" fo:font-size="26pt" fo:letter-spacing="normal" fo:font-style="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 fo:font-size="26pt" fo:letter-spacing="normal" fo:font-style="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28" style:family="text">
      <style:text-properties fo:font-variant="normal" fo:text-transform="none" fo:color="#000066" style:text-line-through-style="none" style:text-line-through-type="none" style:text-position="0% 100%" style:font-name="Arial" fo:font-size="26pt" fo:letter-spacing="normal" fo:font-style="italic" style:text-underline-style="none" fo:font-weight="normal" style:font-name-asian="Arial" style:font-size-asian="26pt" style:font-style-asian="italic" style:font-weight-asian="normal" style:font-name-complex="Arial" style:font-size-complex="26pt" style:font-style-complex="italic" style:font-weight-complex="normal"/>
    </style:style>
    <style:style style:name="T29" style:family="text">
      <style:text-properties fo:font-variant="normal" fo:text-transform="none" fo:color="#434343"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30" style:family="text">
      <style:text-properties fo:font-variant="normal" fo:text-transform="none" fo:color="#43434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1" style:family="text">
      <style:text-properties fo:font-variant="normal" fo:text-transform="none" fo:color="#434343"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2" style:family="text">
      <style:text-properties fo:font-variant="normal" fo:text-transform="none" fo:color="#434343" style:text-line-through-style="none" style:text-line-through-type="none" style:text-position="0% 100%" style:font-name="Arial" fo:font-size="20pt" fo:letter-spacing="normal" fo:font-style="italic" style:text-underline-style="none" fo:font-weight="normal" style:font-name-asian="Arial" style:font-size-asian="20pt" style:font-style-asian="italic" style:font-weight-asian="normal" style:font-name-complex="Arial" style:font-size-complex="20pt" style:font-style-complex="italic" style:font-weight-complex="normal"/>
    </style:style>
    <style:style style:name="T33" style:family="text">
      <style:text-properties fo:font-variant="normal" fo:text-transform="none" fo:color="#434343"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34" style:family="text">
      <style:text-properties fo:font-variant="normal" fo:text-transform="none" fo:color="#434343" style:text-line-through-style="none" style:text-line-through-type="none" style:text-position="0% 100%" style:font-name="Arial" fo:font-size="20pt" fo:letter-spacing="normal" fo:font-style="italic"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5" style:family="text">
      <style:text-properties fo:font-variant="normal" fo:text-transform="none" fo:color="#434343" style:text-line-through-style="none" style:text-line-through-type="none" style:text-position="0% 100%" style:font-name="Arial" fo:font-size="20pt" fo:letter-spacing="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6" style:family="text">
      <style:text-properties fo:font-variant="normal" fo:text-transform="none" fo:color="#434343"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37" style:family="text">
      <style:text-properties fo:font-variant="normal" fo:text-transform="none" fo:color="#434343" style:text-line-through-style="none" style:text-line-through-type="none" style:text-position="0% 100%" style:font-name="Arial" fo:font-size="28pt" fo:letter-spacing="normal"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38" style:family="text">
      <style:text-properties fo:font-variant="normal" fo:text-transform="none" fo:color="#434343" style:text-line-through-style="none" style:text-line-through-type="none" style:text-position="0% 100%" fo:font-size="26pt" fo:letter-spacing="normal" fo:font-style="normal" style:text-underline-style="none" fo:font-weight="normal" fo:background-color="transparent" style:font-size-asian="26pt" style:font-style-asian="normal" style:font-weight-asian="normal" style:font-size-complex="26pt" style:font-style-complex="normal" style:font-weight-complex="normal"/>
    </style:style>
    <style:style style:name="T39" style:family="text">
      <style:text-properties fo:font-variant="normal" fo:text-transform="none" fo:color="#434343" style:text-line-through-style="none" style:text-line-through-type="none" style:text-position="0% 100%" style:font-name="Arial" fo:font-size="22pt" fo:letter-spacing="normal" fo:font-style="normal" style:text-underline-style="none" fo:font-weight="normal" fo:background-color="transparent" style:font-name-asian="Arial" style:font-size-asian="22pt" style:font-style-asian="normal" style:font-weight-asian="normal" style:font-name-complex="Arial" style:font-size-complex="22pt" style:font-style-complex="normal" style:font-weight-complex="normal"/>
    </style:style>
    <style:style style:name="T40" style:family="text">
      <style:text-properties fo:font-variant="normal" fo:text-transform="none" fo:color="#434343" style:text-line-through-style="none" style:text-line-through-type="none" style:text-position="0% 100%" style:font-name="Arial"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41" style:family="text">
      <style:text-properties fo:font-variant="normal" fo:text-transform="none" fo:color="#434343" style:text-line-through-style="none" style:text-line-through-type="none" style:text-position="0% 100%" style:font-name="Arial" fo:font-size="20pt" fo:letter-spacing="normal"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style:style>
    <style:style style:name="T42" style:family="text">
      <style:text-properties fo:font-variant="normal" fo:text-transform="none" fo:color="#434343" style:text-line-through-style="none" style:text-line-through-type="none" style:text-position="0% 100%" style:font-name="Arial" fo:font-size="28pt" fo:letter-spacing="normal" fo:font-style="italic"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43" style:family="text">
      <style:text-properties fo:font-variant="normal" fo:text-transform="none" fo:color="#434343" style:text-line-through-style="none" style:text-line-through-type="none" style:text-position="0% 100%" style:font-name="Arial" fo:font-size="28pt" fo:letter-spacing="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44" style:family="text">
      <style:text-properties fo:font-variant="normal" fo:text-transform="none" fo:color="#ce181e" style:text-line-through-style="none" style:text-line-through-type="none" style:text-position="0% 100%" style:font-name="Arial" fo:font-size="28pt" fo:letter-spacing="normal"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45" style:family="text">
      <style:text-properties fo:font-variant="normal" fo:text-transform="none" fo:color="#000066" style:text-line-through-style="none" style:text-line-through-type="none" style:text-position="0% 100%" style:font-name="Arial" fo:font-size="28pt" fo:letter-spacing="normal"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46" style:family="text">
      <style:text-properties fo:font-variant="normal" fo:text-transform="none" fo:color="#000066" style:text-line-through-style="none" style:text-line-through-type="none" style:text-position="0% 100%" style:font-name="Arial" fo:font-size="30pt" fo:letter-spacing="normal" fo:font-style="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47" style:family="text">
      <style:text-properties fo:font-variant="normal" fo:text-transform="none" fo:color="#000066" style:text-line-through-style="none" style:text-line-through-type="none" style:text-position="0% 100%" style:font-name="Arial" fo:font-size="12pt" fo:letter-spacing="normal"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48" style:family="text">
      <style:text-properties fo:font-variant="normal" fo:text-transform="none" fo:color="#000066" style:text-line-through-style="none" style:text-line-through-type="none" style:text-position="0% 100%" style:font-name="Arial" fo:font-size="10pt" fo:letter-spacing="normal"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49" style:family="text">
      <style:text-properties fo:font-variant="normal" fo:text-transform="none" fo:color="#ce181e" style:text-line-through-style="none" style:text-line-through-type="none" style:text-position="0% 100%" style:font-name="Arial" fo:font-size="22pt" fo:letter-spacing="normal" fo:font-style="normal" style:text-underline-style="none" fo:font-weight="normal" fo:background-color="transparent" style:font-name-asian="Arial" style:font-size-asian="22pt" style:font-style-asian="normal" style:font-weight-asian="normal" style:font-name-complex="Arial" style:font-size-complex="22pt" style:font-style-complex="normal" style:font-weight-complex="normal"/>
    </style:style>
    <style:style style:name="T50" style:family="text">
      <style:text-properties fo:font-variant="normal" fo:text-transform="none" fo:color="#ce181e" style:text-line-through-style="none" style:text-line-through-type="none" style:text-position="0% 100%" style:font-name="Arial" fo:font-size="20pt" fo:letter-spacing="normal"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style:style>
    <style:style style:name="T51" style:family="text">
      <style:text-properties fo:font-variant="normal" fo:text-transform="none" fo:color="#434343" style:text-line-through-style="none" style:text-line-through-type="none" style:text-position="0% 100%" style:font-name="Arial" fo:font-size="21pt" fo:letter-spacing="normal" fo:font-style="normal" style:text-underline-style="none" fo:font-weight="normal" fo:background-color="transparent" style:font-name-asian="Arial" style:font-size-asian="21pt" style:font-style-asian="normal" style:font-weight-asian="normal" style:font-name-complex="Arial" style:font-size-complex="21pt" style:font-style-complex="normal" style:font-weight-complex="normal"/>
    </style:style>
    <style:style style:name="T52" style:family="text">
      <style:text-properties fo:font-variant="normal" fo:text-transform="none" fo:color="#000066" style:text-line-through-style="none" style:text-line-through-type="none" style:text-position="0% 100%" style:font-name="Arial"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53" style:family="text">
      <style:text-properties fo:font-variant="normal" fo:text-transform="none" fo:color="#434343" style:text-line-through-style="none" style:text-line-through-type="none" style:text-position="0% 100%" style:font-name="Arial" fo:font-size="30pt" fo:letter-spacing="normal" fo:font-style="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54" style:family="text">
      <style:text-properties fo:font-variant="normal" fo:text-transform="none" fo:color="#434343" style:text-line-through-style="none" style:text-line-through-type="none" style:text-position="0% 100%" style:font-name="Arial" fo:font-size="30pt" fo:letter-spacing="normal" fo:font-style="italic"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55" style:family="text">
      <style:text-properties fo:font-variant="normal" fo:text-transform="none" fo:color="#434343" style:text-line-through-style="none" style:text-line-through-type="none" style:text-position="0% 100%" style:font-name="Arial" fo:font-size="30pt" fo:letter-spacing="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56" style:family="text">
      <style:text-properties fo:font-variant="normal" fo:text-transform="none" fo:color="#434343" style:text-line-through-style="none" style:text-line-through-type="none" style:text-position="0% 100%" style:font-name="Arial" fo:font-size="24pt" fo:letter-spacing="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57" style:family="text">
      <style:text-properties fo:font-variant="normal" fo:text-transform="none" fo:color="#434343" style:text-line-through-style="none" style:text-line-through-type="none" style:text-position="0% 100%" style:font-name="Arial" fo:font-size="26pt" fo:letter-spacing="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58" style:family="text">
      <style:text-properties fo:font-variant="normal" fo:text-transform="none" fo:color="#434343" style:text-line-through-style="none" style:text-line-through-type="none" style:text-position="0% 100%" style:font-name="Arial" fo:font-size="18pt" fo:letter-spacing="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style:style>
    <style:style style:name="T59" style:family="text">
      <style:text-properties fo:font-variant="normal" fo:text-transform="none" fo:color="#000066" style:text-line-through-style="none" style:text-line-through-type="none" style:text-position="0% 100%" style:font-name="Arial" fo:font-size="28pt" fo:letter-spacing="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60" style:family="text">
      <style:text-properties fo:font-variant="normal" fo:text-transform="none" fo:color="#434343" style:text-line-through-style="none" style:text-line-through-type="none" style:text-position="0% 100%" style:font-name="Arial" fo:font-size="30pt" fo:letter-spacing="normal" fo:font-style="normal" style:text-underline-style="none" fo:font-weight="bold" fo:background-color="transparent" style:font-name-asian="Arial" style:font-size-asian="30pt" style:font-style-asian="normal" style:font-weight-asian="bold" style:font-name-complex="Arial" style:font-size-complex="30pt" style:font-style-complex="normal" style:font-weight-complex="bold"/>
    </style:style>
    <style:style style:name="T61" style:family="text">
      <style:text-properties fo:font-variant="normal" fo:text-transform="none" fo:color="#434343" style:text-line-through-style="none" style:text-line-through-type="none" style:text-position="0% 100%" style:font-name="Arial" fo:font-size="24pt" fo:letter-spacing="normal" fo:font-style="normal" style:text-underline-style="none" fo:font-weight="bold" fo:background-color="transparent" style:font-name-asian="Arial" style:font-size-asian="24pt" style:font-style-asian="normal" style:font-weight-asian="bold" style:font-name-complex="Arial" style:font-size-complex="24pt" style:font-style-complex="normal" style:font-weight-complex="bold"/>
    </style:style>
    <style:style style:name="T62" style:family="text">
      <style:text-properties fo:font-variant="normal" fo:text-transform="none" fo:color="#434343" style:text-line-through-style="none" style:text-line-through-type="none" style:text-position="0% 100%" style:font-name="Arial" fo:font-size="24pt" fo:letter-spacing="normal" fo:font-style="italic" style:text-underline-style="none" fo:font-weight="normal" fo:background-color="transparent" style:font-name-asian="Arial" style:font-size-asian="24pt" style:font-style-asian="italic" style:font-weight-asian="normal" style:font-name-complex="Arial" style:font-size-complex="24pt" style:font-style-complex="italic" style:font-weight-complex="normal"/>
    </style:style>
    <style:style style:name="T63" style:family="text">
      <style:text-properties fo:font-variant="normal" fo:text-transform="none" fo:color="#ce181e" style:text-line-through-style="none" style:text-line-through-type="none" style:text-position="0% 100%" style:font-name="Arial" fo:font-size="26pt" fo:letter-spacing="normal" fo:font-style="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64" style:family="text">
      <style:text-properties fo:font-variant="normal" fo:text-transform="none" fo:color="#434343" style:text-line-through-style="none" style:text-line-through-type="none" style:text-position="0% 100%" style:font-name="Arial" fo:font-size="26pt" fo:letter-spacing="normal" fo:font-style="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65" style:family="text">
      <style:text-properties fo:font-variant="normal" fo:text-transform="none" fo:color="#434343"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66" style:family="text">
      <style:text-properties fo:font-variant="normal" fo:text-transform="none" fo:color="#ce181e" style:text-line-through-style="none" style:text-line-through-type="none" style:text-position="0% 100%" style:font-name="Arial"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42cm" text:min-label-width="0.528cm"/>
        <style:text-properties fo:font-family="Arial"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742cm" text:min-label-width="0.528cm"/>
        <style:text-properties fo:font-family="Arial" style:font-family-generic="swiss" fo:color="#434343"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Bash Lecture 1 - Basic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8;p1:notes" presentation:style-name="pr1" draw:text-style-name="P4"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2" draw:text-style-name="P6" draw:layer="layout" svg:width="23.621cm" svg:height="14.223cm" svg:x="1.016cm" svg:y="4.123cm" presentation:class="outline" presentation:user-transformed="true">
          <draw:text-box>
            <text:list text:style-name="L2">
              <text:list-item>
                <text:p text:style-name="P5"><text:span text:style-name="T3">To know UNIX/Linux command line</text:span></text:p>
              </text:list-item>
              <text:list-item>
                <text:p text:style-name="P5"><text:span text:style-name="T3">To gain ability in command line usage </text:span></text:p>
              </text:list-item>
              <text:list-item>
                <text:p text:style-name="P5"><text:span text:style-name="T3">To introduce scripting (in bash)</text:span></text:p>
              </text:list-item>
              <text:list-item>
                <text:p text:style-name="P5"><text:span text:style-name="T3"><text:s/></text:span><text:span text:style-name="T3">To have some basic programming </text:span></text:p>
              </text:list-item>
              <text:list-item>
                <text:p text:style-name="P5"><text:span text:style-name="T3">To introduce python programming</text:span></text:p>
              </text:list-item>
              <text:list-item>
                <text:p text:style-name="P5"><text:span text:style-name="T3">To introduce useful python libraries</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4" draw:text-style-name="P7" draw:layer="layout" svg:width="20.876cm" svg:height="2.286cm" svg:x="0cm" svg:y="-0.001cm">
          <text:p text:style-name="P3"><text:span text:style-name="T4">Why this lecture 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frame draw:name="Google Shape;140;p29" presentation:style-name="pr2" draw:text-style-name="P6" draw:layer="layout" svg:width="25.4cm" svg:height="15.675cm" svg:x="0cm" svg:y="2.172cm" presentation:class="outline" presentation:user-transformed="true">
          <draw:text-box>
            <text:list text:style-name="L2">
              <text:list-item>
                <text:p text:style-name="P5"><text:span text:style-name="T4"><text:s/></text:span><text:span text:style-name="T4">Bibliography:</text:span></text:p>
              </text:list-item>
            </text:list>
            <text:p text:style-name="P5"><text:span text:style-name="T5"><text:a xlink:href="https://www.rigacci.org/docs/biblio/online/sysadmin/toc.htm" xlink:type="simple">https://www.rigacci.org/docs/biblio/online/sysadmin/toc.htm</text:a></text:span></text:p>
            <text:p text:style-name="P5"><text:span text:style-name="T5"><text:a xlink:href="https://www.tldp.org/LDP/abs/html/" xlink:type="simple">https://www.tldp.org/LDP/abs/html/</text:a></text:span></text:p>
            <text:list text:continue-numbering="true" text:style-name="L2">
              <text:list-item>
                <text:p text:style-name="P5"><text:span text:style-name="T6"><text:s/></text:span><text:span text:style-name="T6">Learning Materials:</text:span></text:p>
              </text:list-item>
            </text:list>
            <text:p text:style-name="P5"><text:span text:style-name="T7">http://www.ee.surrey.ac.uk/Teaching/Unix/</text:span></text:p>
            <text:p><text:span text:style-name="T7">https://github.com/gtaffoni/Learn-Python/blob/master/Lectures/ShellLecture01.pdf</text:span></text:p>
            <text:p><text:span text:style-name="T7">https://github.com/gtaffoni/Learn-Python/blob/master/Lectures/ShellLecture02.pdf</text:span></text:p>
            <text:p><text:span text:style-name="T7">https://github.com/bertocco/bash_lectures</text:span></text:p>
            <text:p><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1.212cm" svg:height="2.286cm" svg:x="0cm" svg:y="-0.001cm">
          <text:p text:style-name="P8"><text:span text:style-name="T4">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 draw:style-name="dp3" draw:master-page-name="OBJECT" presentation:presentation-page-layout-name="AL2T11">
        <office:forms form:automatic-focus="false" form:apply-design-mode="false"/>
        <draw:frame draw:name="Google Shape;140;p29" presentation:style-name="pr2" draw:text-style-name="P6" draw:layer="layout" svg:width="23.621cm" svg:height="14.223cm" svg:x="1.016cm" svg:y="3.302cm" presentation:class="outline" presentation:user-transformed="true">
          <draw:text-box>
            <text:list text:style-name="L2">
              <text:list-item>
                <text:p text:style-name="P5"><text:span text:style-name="T3"><text:s/></text:span><text:span text:style-name="T3">How the shell works with you and linux</text:span></text:p>
              </text:list-item>
              <text:list-item>
                <text:p text:style-name="P5"><text:span text:style-name="T3"><text:s/></text:span><text:span text:style-name="T3">Features of a shell</text:span></text:p>
              </text:list-item>
              <text:list-item>
                <text:p text:style-name="P5"><text:span text:style-name="T3"><text:s/></text:span><text:span text:style-name="T3">Manipulating the shell environment</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Arguments of this les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377cm" svg:y="2.572cm" presentation:class="outline" presentation:user-transformed="true">
          <draw:text-box>
            <text:list text:style-name="L2">
              <text:list-item>
                <text:p text:style-name="P5"><text:span text:style-name="T8"><text:s/></text:span><text:span text:style-name="T9">SHELL is the human interface point for UNIX</text:span></text:p>
              </text:list-item>
            </text:list>
            <text:p><text:span text:style-name="T10">SHELL is a program layer that provides an environment to enter commands and parameters to produce a given result. <text:s/></text:span></text:p>
            <text:p><text:span text:style-name="T10">To meet varying needs, UNIX has provided different shells. They differ in the various options they give the user to manipulate the commands and in the complexity and capabilities of the scripting language.</text:span></text:p>
            <text:list text:style-name="L3">
              <text:list-item>
                <text:p><text:span text:style-name="T11">Bourne (sh)</text:span></text:p>
              </text:list-item>
              <text:list-item>
                <text:p><text:span text:style-name="T11">Bourne Again (bash)</text:span></text:p>
              </text:list-item>
              <text:list-item>
                <text:p><text:span text:style-name="T11">Korn (ksh)</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What is a sh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6" draw:layer="layout" svg:width="10.314cm" svg:height="7.643cm" svg:x="13.685cm" svg:y="11.359cm" presentation:class="outline" presentation:user-transformed="true">
          <draw:text-box>
            <text:p><text:span text:style-name="T10"/></text:p>
            <text:list text:style-name="L3">
              <text:list-item>
                <text:p><text:span text:style-name="T11">C shells (csh)</text:span></text:p>
              </text:list-item>
              <text:list-item>
                <text:p><text:span text:style-name="T11">TC-Shel (tcsh)</text:span></text:p>
              </text:list-item>
              <text:list-item>
                <text:p><text:span text:style-name="T11">Z shell (zsh)</text:span></text:p>
              </text:list-item>
            </text:list>
          </draw:text-box>
        </draw:frame>
        <presentation:notes draw:style-name="dp2">
          <draw:page-thumbnail draw:name="Google Shape;137;g43a2041c0c_0_9:notes" draw:style-name="gr3" draw:layer="layout" svg:width="12.7cm" svg:height="9.524cm" svg:x="3.176cm" svg:y="1.905cm" draw:page-number="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 draw:style-name="dp3" draw:master-page-name="OBJECT" presentation:presentation-page-layout-name="AL2T11">
        <office:forms form:automatic-focus="false" form:apply-design-mode="false"/>
        <draw:frame draw:name="Google Shape;140;p29" presentation:style-name="pr2" draw:text-style-name="P10" draw:layer="layout" svg:width="25.023cm" svg:height="15.019cm" svg:x="0.277cm" svg:y="3.228cm" presentation:class="outline" presentation:user-transformed="true">
          <draw:text-box>
            <text:list text:style-name="L2">
              <text:list-item>
                <text:p text:style-name="P5"><text:span text:style-name="T4">Flexible</text:span></text:p>
              </text:list-item>
              <text:list-item>
                <text:p text:style-name="P5"><text:span text:style-name="T4"><text:s/></text:span><text:span text:style-name="T4">More friendly than others</text:span></text:p>
              </text:list-item>
              <text:list-item>
                <text:p text:style-name="P5"><text:span text:style-name="T4">The default in the most part of linux distributions</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Why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377cm" svg:y="2.372cm" presentation:class="outline" presentation:user-transformed="true">
          <draw:text-box>
            <text:list text:style-name="L2">
              <text:list-item>
                <text:p text:style-name="P11"><text:span text:style-name="T9"><text:s/></text:span><text:span text:style-name="T12">General form of a command:</text:span></text:p>
              </text:list-item>
            </text:list>
            <text:p text:style-name="P12"><text:span text:style-name="T13"><text:s text:c="6"/></text:span><text:span text:style-name="T13">command [flags] [argument1] [argument2] …</text:span></text:p>
            <text:p text:style-name="P11"><text:span text:style-name="T12"><text:s text:c="6"/></text:span><text:span text:style-name="T12">Example:</text:span></text:p>
            <text:p text:style-name="P11"><text:span text:style-name="T12"><text:s text:c="6"/></text:span><text:span text:style-name="T12">`</text:span><text:span text:style-name="T14">ls -a -l</text:span><text:span text:style-name="T12">` <text:s text:c="7"/></text:span><text:span text:style-name="T15">or</text:span><text:span text:style-name="T12"> <text:s text:c="6"/>`</text:span><text:span text:style-name="T14">ls -al</text:span><text:span text:style-name="T12">`</text:span></text:p>
            <text:list text:continue-numbering="true" text:style-name="L2">
              <text:list-item>
                <text:p text:style-name="P11"><text:span text:style-name="T16"><text:s/></text:span><text:span text:style-name="T16">A</text:span><text:span text:style-name="T12">rguments can be optional or mandatory</text:span></text:p>
                <text:p text:style-name="P11"><text:span text:style-name="T17"/></text:p>
              </text:list-item>
              <text:list-item>
                <text:p text:style-name="P11"><text:span text:style-name="T12"><text:s/></text:span><text:span text:style-name="T12">All commands have a return code (0 if OK)</text:span></text:p>
                <text:p text:style-name="P11"><text:span text:style-name="T12"><text:s/></text:span><text:span text:style-name="T12">Read return code: <text:s text:c="3"/>`</text:span><text:span text:style-name="T14">echo $?</text:span><text:span text:style-name="T12">`</text:span></text:p>
              </text:list-item>
            </text:list>
            <text:p text:style-name="P13"><text:span text:style-name="T12"><text:s text:c="6"/></text:span><text:span text:style-name="T18">The return codes can be used as part of control <text:s text:c="11"/></text:span></text:p>
            <text:p text:style-name="P13"><text:span text:style-name="T18"><text:s text:c="8"/></text:span><text:span text:style-name="T18">logic in shell scripts</text:span></text:p>
            <text:p text:style-name="P13"><text:span text:style-name="T18"/></text:p>
            <text:list text:continue-numbering="true" text:style-name="L2">
              <text:list-item>
                <text:p text:style-name="P11"><text:span text:style-name="T12"><text:s/></text:span><text:span text:style-name="T12">All UNIX commands have an help:</text:span></text:p>
                <text:p text:style-name="P11"><text:span text:style-name="T12">`man command` or `man &lt;number&gt; command</text:span></text:p>
              </text:list-item>
            </text:list>
            <text:p text:style-name="P14"><text:span text:style-name="T12"><text:s text:c="7"/></text:span></text:p>
            <text:p text:style-name="P14"><text:span text:style-name="T13"/></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UNIX command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 draw:style-name="dp3" draw:master-page-name="OBJECT" presentation:presentation-page-layout-name="AL2T11">
        <office:forms form:automatic-focus="false" form:apply-design-mode="false"/>
        <draw:frame draw:name="Google Shape;140;p29" presentation:style-name="pr2" draw:text-style-name="P6" draw:layer="layout" svg:width="24.862cm" svg:height="15.675cm" svg:x="0.273cm" svg:y="2.372cm" presentation:class="outline" presentation:user-transformed="true">
          <draw:text-box>
            <text:list text:style-name="L2">
              <text:list-item>
                <text:p text:style-name="P11"><text:span text:style-name="T9"><text:s/></text:span><text:span text:style-name="T6">All commands: </text:span></text:p>
                <text:list>
                  <text:list-item>
                    <text:p text:style-name="P15"><text:span text:style-name="T6">accept inputs from the standard input,</text:span></text:p>
                    <text:p text:style-name="P15"><text:span text:style-name="T19">is where UNIX gets the input for a command</text:span></text:p>
                  </text:list-item>
                  <text:list-item>
                    <text:p text:style-name="P15"><text:span text:style-name="T6"><text:s/></text:span><text:span text:style-name="T6">display output on standard output </text:span></text:p>
                  </text:list-item>
                </text:list>
              </text:list-item>
            </text:list>
            <text:list text:style-name="L4">
              <text:list-item>
                <text:list>
                  <text:list-header>
                    <text:p text:style-name="P15"><text:span text:style-name="T19">is where UNIX displays output from a command</text:span></text:p>
                  </text:list-header>
                </text:list>
              </text:list-item>
            </text:list>
            <text:list text:style-name="L2">
              <text:list-item>
                <text:list>
                  <text:list-item>
                    <text:p text:style-name="P15"><text:span text:style-name="T6"><text:s/></text:span><text:span text:style-name="T6">display error message on standard error</text:span></text:p>
                  </text:list-item>
                </text:list>
              </text:list-item>
            </text:list>
            <text:list text:style-name="L4">
              <text:list-item>
                <text:list>
                  <text:list-header>
                    <text:p text:style-name="P15"><text:span text:style-name="T19">is where UNIX displays any errors as a result of the execution of a command</text:span></text:p>
                  </text:list-header>
                </text:list>
              </text:list-item>
            </text:list>
            <text:list text:style-name="L2">
              <text:list-item>
                <text:p text:style-name="P15"><text:span text:style-name="T6"><text:s/></text:span><text:span text:style-name="T6">UNIX has redirection capabilities: to redirect one or more of these </text:span><text:span text:style-name="T18">(see advanced &amp; scripting lesson)</text:span></text:p>
              </text:list-item>
            </text:list>
            <text:p text:style-name="P14"><text:span text:style-name="T12"><text:s text:c="7"/></text:span></text:p>
            <text:p text:style-name="P14"><text:span text:style-name="T13"/></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UNIX command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 presentation:class="page"/>
          <draw:frame draw:name="Google Shape;138;g43a2041c0c_0_9:notes" presentation:style-name="pr4" draw:text-style-name="P4" draw:layer="layout" svg:width="15.239cm" svg:height="11.429cm" svg:x="1.905cm" svg:y="12.065cm" presentation:class="notes" presentation:user-transformed="true">
            <draw:text-box>
              <text:p text:style-name="P16"><text:span text:style-name="T20">STREAMS is the native framework in Unix System V for implementing character device drivers, network protocols, and inter-process communication.</text:span></text:p>
              <text:p text:style-name="P16"><text:span text:style-name="T20">A Linux stream is data traveling in a Linux shell from one process to another through a pipe, or from one file to another as a redirect. ... Characters in Linux streams are either standard input (STDIN) or output (STDOUT) from a file or process, or error output streams from commands given to the Linux shell (STDERR)</text:span></text:p>
            </draw:text-box>
          </draw:frame>
        </presentation:notes>
      </draw:page>
      <draw:page draw:name="page9" draw:style-name="dp3" draw:master-page-name="OBJECT" presentation:presentation-page-layout-name="AL2T11">
        <office:forms form:automatic-focus="false" form:apply-design-mode="false"/>
        <draw:frame draw:name="Google Shape;140;p29" presentation:style-name="pr2" draw:text-style-name="P6" draw:layer="layout" svg:width="25.126cm" svg:height="16.008cm" svg:x="0.274cm" svg:y="2.285cm" presentation:class="outline" presentation:user-transformed="true">
          <draw:text-box>
            <text:list text:style-name="L2">
              <text:list-item>
                <text:p text:style-name="P5"><text:span text:style-name="T3"><text:s/></text:span><text:span text:style-name="T21">Verify that you are using bash:</text:span></text:p>
                <text:p text:style-name="P5"><text:span text:style-name="T22">echo $SHELL</text:span></text:p>
              </text:list-item>
              <text:list-item>
                <text:p text:style-name="P5"><text:span text:style-name="T21">Explore help command</text:span></text:p>
                <text:p text:style-name="P5"><text:span text:style-name="T21">type `</text:span><text:span text:style-name="T22">help</text:span><text:span text:style-name="T21">`</text:span></text:p>
              </text:list-item>
              <text:list-item>
                <text:p text:style-name="P5"><text:span text:style-name="T21"><text:s/></text:span><text:span text:style-name="T21">Explore help for `ls` command </text:span></text:p>
                <text:p text:style-name="P5"><text:span text:style-name="T21">type `</text:span><text:span text:style-name="T22">man command_name</text:span><text:span text:style-name="T21">`</text:span></text:p>
              </text:list-item>
            </text:list>
            <text:list text:style-name="L4">
              <text:list-item>
                <text:p text:style-name="P5"><text:span text:style-name="T21">List files <text:s/>`</text:span><text:span text:style-name="T22">ls</text:span><text:span text:style-name="T21">` or `</text:span><text:span text:style-name="T22">ls -l</text:span><text:span text:style-name="T21">` and check differences</text:span></text:p>
              </text:list-item>
            </text:list>
            <text:list text:style-name="L2">
              <text:list-item>
                <text:p text:style-name="P5"><text:span text:style-name="T21"><text:s/></text:span><text:span text:style-name="T21">List all files <text:s/>`</text:span><text:span text:style-name="T22">ls -al</text:span><text:span text:style-name="T21">`</text:span></text:p>
              </text:list-item>
              <text:list-item>
                <text:p text:style-name="P5"><text:span text:style-name="T21">List files by date (direct and reverse order) `</text:span><text:span text:style-name="T22">ls -trl</text:span><text:span text:style-name="T21">`</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0" draw:style-name="dp3" draw:master-page-name="OBJECT" presentation:presentation-page-layout-name="AL2T11">
        <office:forms form:automatic-focus="false" form:apply-design-mode="false"/>
        <draw:frame draw:name="Google Shape;140;p29" presentation:style-name="pr2" draw:text-style-name="P18" draw:layer="layout" svg:width="25.126cm" svg:height="16.008cm" svg:x="0.274cm" svg:y="2.285cm" presentation:class="outline" presentation:user-transformed="true">
          <draw:text-box>
            <text:list text:style-name="L2">
              <text:list-item>
                <text:p text:style-name="P17"><text:span text:style-name="T23">When one or more strings are provided as arguments, echo by default repeats those stings on the screen.</text:span></text:p>
                <text:p text:style-name="P17"><text:span text:style-name="T24">Example (try)</text:span></text:p>
                <text:p text:style-name="P17"><text:span text:style-name="T25">echo This is a pen.</text:span></text:p>
                <text:p text:style-name="P17"><text:span text:style-name="T24">It is not necessary to surround the strings with quotes, as it does not affect what is written on the screen. If quotes (either single or double) are used, they are not repeated on the screen (try `echo “This is a pen.”`).</text:span></text:p>
              </text:list-item>
              <text:list-item>
                <text:p text:style-name="P17"><text:span text:style-name="T23">`echo` can also show the value of a particular variable</text:span><text:span text:style-name="T24"> if the name of the variable is preceded directly (i.e., with no intervening spaces) by the dollar character ($), which tells the shell to substitute the value of the variable for its name. Example (try):</text:span></text:p>
                <text:p text:style-name="P17"><text:span text:style-name="T25">x=5; <text:s text:c="2"/>echo The number is $x.</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Command `echo` and strin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1" draw:style-name="dp3" draw:master-page-name="OBJECT" presentation:presentation-page-layout-name="AL2T11">
        <office:forms form:automatic-focus="false" form:apply-design-mode="false"/>
        <draw:frame draw:name="Google Shape;140;p29" presentation:style-name="pr2" draw:text-style-name="P18" draw:layer="layout" svg:width="25.126cm" svg:height="16.008cm" svg:x="0.274cm" svg:y="2.285cm" presentation:class="outline" presentation:user-transformed="true">
          <draw:text-box>
            <text:list text:style-name="L2">
              <text:list-header>
                <text:p text:style-name="P17"><text:span text:style-name="T23"/></text:p>
              </text:list-header>
              <text:list-item>
                <text:p text:style-name="P17"><text:span text:style-name="T25">echo This is a pen.</text:span></text:p>
                <text:p text:style-name="P17"><text:span text:style-name="T24"/></text:p>
              </text:list-item>
              <text:list-item>
                <text:p text:style-name="P17"><text:span text:style-name="T25">x=5</text:span></text:p>
                <text:p text:style-name="P17"><text:span text:style-name="T25">echo The number is $x.</text:span></text:p>
              </text:list-item>
            </text:list>
            <text:list text:style-name="L4">
              <text:list-header>
                <text:p text:style-name="P17"><text:span text:style-name="T25">echo “The number is $x.”</text:span></text:p>
                <text:p text:style-name="P17"><text:span text:style-name="T25"/></text:p>
              </text:list-header>
              <text:list-item>
                <text:p text:style-name="P17"><text:span text:style-name="T24">Simple backup script</text:span></text:p>
              </text:list-item>
            </text:list>
            <text:p text:style-name="P17"><text:span text:style-name="T24"><text:s text:c="6"/></text:span><text:span text:style-name="T25">OF=/home/me/my-backup-$(date +%Y%m%d).tgz</text:span></text:p>
            <text:p text:style-name="P17"><text:span text:style-name="T25"><text:s text:c="6"/></text:span><text:span text:style-name="T25">tar -czf $OF &lt;path&gt;/dir_or_file_to_tar</text:span></text:p>
            <text:p text:style-name="P17"><text:span text:style-name="T25"><text:s text:c="6"/></text:span><text:span text:style-name="T25">ls -l <text:s text:c="2"/></text:span><text:span text:style-name="T26"><text:s text:c="2"/></text:span><text:span text:style-name="T27">(to check the result)</text:span></text:p>
            <text:list text:continue-numbering="true" text:style-name="L4">
              <text:list-header>
                <text:p text:style-name="P17"><text:span text:style-name="T25"/></text:p>
                <text:p text:style-name="P17"><text:span text:style-name="T25"/></text:p>
                <text:p text:style-name="P17"><text:span text:style-name="T25"/></text:p>
              </text:list-header>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Command `echo`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2" draw:style-name="dp3" draw:master-page-name="OBJECT" presentation:presentation-page-layout-name="AL2T11">
        <office:forms form:automatic-focus="false" form:apply-design-mode="false"/>
        <draw:frame draw:name="Google Shape;140;p29" presentation:style-name="pr2" draw:text-style-name="P19" draw:layer="layout" svg:width="24.943cm" svg:height="16.457cm" svg:x="0.32cm" svg:y="2.085cm" presentation:class="outline" presentation:user-transformed="true">
          <draw:text-box>
            <text:p text:style-name="P17"><text:span text:style-name="T24">`export` exports environment variables (also to children of the current process). Example:</text:span></text:p>
            <text:p text:style-name="P17"><text:span text:style-name="T28">ubuntu~$ export a=test_env</text:span></text:p>
            <text:p text:style-name="P17"><text:span text:style-name="T28">ubuntu:~$ echo $a</text:span></text:p>
            <text:p text:style-name="P17"><text:span text:style-name="T28">test_env</text:span></text:p>
            <text:p text:style-name="P17"><text:span text:style-name="T28">ubuntu:~$ /bin/bash</text:span></text:p>
            <text:p text:style-name="P17"><text:span text:style-name="T28">ubuntu:~$ echo $a</text:span></text:p>
            <text:p text:style-name="P17"><text:span text:style-name="T28">test_env</text:span></text:p>
            <text:p text:style-name="P17"><text:span text:style-name="T28">ubuntu:~$ exit</text:span></text:p>
            <text:p text:style-name="P17"><text:span text:style-name="T28">exit</text:span></text:p>
            <text:p text:style-name="P17"><text:span text:style-name="T28">ubuntu:~$ echo $a</text:span></text:p>
            <text:p text:style-name="P17"><text:span text:style-name="T28">test_env</text:span></text:p>
            <text:p text:style-name="P17"><text:span text:style-name="T24">`</text:span><text:span text:style-name="T25">export</text:span><text:span text:style-name="T24">` called with no arguments prints all of the variables in the shell's environment. </text:span></text:p>
            <text:p text:style-name="P17"><text:span text:style-name="T24">`</text:span><text:span text:style-name="T25">unset</text:span><text:span text:style-name="T24">` frees variables </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expor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3" draw:style-name="dp3" draw:master-page-name="OBJECT" presentation:presentation-page-layout-name="AL2T11">
        <office:forms form:automatic-focus="false" form:apply-design-mode="false"/>
        <draw:frame draw:name="Google Shape;140;p29" presentation:style-name="pr2" draw:text-style-name="P6" draw:layer="layout" svg:width="25.126cm" svg:height="16.008cm" svg:x="0.274cm" svg:y="2.285cm" presentation:class="outline" presentation:user-transformed="true">
          <draw:text-box>
            <text:list text:style-name="L2">
              <text:list-item>
                <text:p text:style-name="P5"><text:span text:style-name="T3">`</text:span><text:span text:style-name="T24">passwd` changes user’s password</text:span></text:p>
                <text:p text:style-name="P5"><text:span text:style-name="T24">Example: type `passwd`</text:span></text:p>
              </text:list-item>
            </text:list>
            <text:p text:style-name="P17"><text:span text:style-name="T29">$ passwd</text:span></text:p>
            <text:p text:style-name="P17"><text:span text:style-name="T29">Changing password for bertocco.</text:span></text:p>
            <text:p text:style-name="P17"><text:span text:style-name="T29">(current) UNIX password: </text:span></text:p>
            <text:p text:style-name="P17"><text:span text:style-name="T29">Enter new UNIX password: </text:span></text:p>
            <text:p text:style-name="P17"><text:span text:style-name="T29">Retype new UNIX password: </text:span></text:p>
            <text:p text:style-name="P17"><text:span text:style-name="T29">Sorry, passwords do not match</text:span></text:p>
            <text:p text:style-name="P17"><text:span text:style-name="T29">passwd: Authentication token manipulation error</text:span></text:p>
            <text:p text:style-name="P17"><text:span text:style-name="T29">passwd: password unchanged</text:span></text:p>
            <text:p text:style-name="P17"><text:span text:style-name="T29">$ passwd</text:span></text:p>
            <text:p text:style-name="P17"><text:span text:style-name="T29">Changing password for bertocco.</text:span></text:p>
            <text:p text:style-name="P17"><text:span text:style-name="T29">(current) UNIX password: </text:span></text:p>
            <text:p text:style-name="P17"><text:span text:style-name="T29">Enter new UNIX password: </text:span></text:p>
            <text:p text:style-name="P17"><text:span text:style-name="T29">Retype new UNIX password: </text:span></text:p>
            <text:p text:style-name="P17"><text:span text:style-name="T29">passwd: password updated successfully</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User related commands: passw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4" draw:style-name="dp3" draw:master-page-name="OBJECT" presentation:presentation-page-layout-name="AL2T11">
        <office:forms form:automatic-focus="false" form:apply-design-mode="false"/>
        <draw:frame draw:name="Google Shape;140;p29" presentation:style-name="pr2" draw:text-style-name="P6" draw:layer="layout" svg:width="25.126cm" svg:height="15.419cm" svg:x="0.274cm" svg:y="2.385cm" presentation:class="outline" presentation:user-transformed="true">
          <draw:text-box>
            <text:list text:style-name="L2">
              <text:list-item>
                <text:p text:style-name="P5"><text:span text:style-name="T24">`</text:span><text:span text:style-name="T25">who</text:span><text:span text:style-name="T24">` show who is logged on</text:span></text:p>
                <text:p text:style-name="P5"><text:span text:style-name="T24">Print information about users who are currently logged in.</text:span></text:p>
                <text:p text:style-name="P5"><text:span text:style-name="T30"/></text:p>
              </text:list-item>
              <text:list-item>
                <text:p text:style-name="P5"><text:span text:style-name="T24">`</text:span><text:span text:style-name="T25">whoami</text:span><text:span text:style-name="T24">` </text:span></text:p>
                <text:p text:style-name="P5"><text:span text:style-name="T24">Print <text:s/>the <text:s/>user <text:s/>name <text:s/>associated <text:s/>with the current effective user ID.</text:span></text:p>
                <text:p text:style-name="P5"><text:span text:style-name="T24">Exercise:</text:span></text:p>
                <text:p text:style-name="P5"><text:span text:style-name="T24">try the commands and then type `</text:span><text:span text:style-name="T25">man who</text:span><text:span text:style-name="T24">`</text:span></text:p>
                <text:p text:style-name="P5"><text:span text:style-name="T24">and try some option</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7" draw:layer="layout" svg:width="20.848cm" svg:height="2.286cm" svg:x="0cm" svg:y="0.099cm">
          <text:p text:style-name="P3"><text:span text:style-name="T4">User related commands: who and whoam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5"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7" draw:text-style-name="P9" draw:layer="layout" svg:width="20.848cm" svg:height="2.286cm" svg:x="0cm" svg:y="0.099cm">
          <text:p text:style-name="P3"><text:span text:style-name="T1">File manipulation commands (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0" draw:layer="layout" svg:width="25.007cm" svg:height="16.008cm" svg:x="0cm" svg:y="2.655cm" presentation:class="outline" presentation:user-transformed="true">
          <draw:text-box>
            <text:p text:style-name="P15"><text:span text:style-name="T31">It exists a set of file manipulation commands to manage files and directories.</text:span></text:p>
            <text:p text:style-name="P15"><text:span text:style-name="T31">To use these commands, the user needs to have right on the file to manage.</text:span></text:p>
            <text:p text:style-name="P15"><text:span text:style-name="T31"/></text:p>
            <text:p text:style-name="P15"><text:span text:style-name="T31">drwxrwxr-x <text:s text:c="2"/>2 bertocco bertocco <text:s text:c="4"/>20480 Dec 14 09:00 BACKUP</text:span></text:p>
            <text:p text:style-name="P15"><text:span text:style-name="T31"><text:s text:c="25"/></text:span><text:span text:style-name="T31">o</text:span><text:span text:style-name="T32">wner <text:s text:c="4"/>group <text:s text:c="10"/>size <text:s/>last_access_date <text:s/>file-name</text:span></text:p>
            <text:p text:style-name="P15"><text:span text:style-name="T31">drwxrwxr-x <text:s text:c="5"/>permissions representation:</text:span></text:p>
            <text:p text:style-name="P15"><text:span text:style-name="T31"><text:s text:c="24"/></text:span><text:span text:style-name="T31">d <text:s text:c="3"/>means it is a directory (- for a file)</text:span></text:p>
            <text:p text:style-name="P15"><text:span text:style-name="T31"><text:s text:c="26"/></text:span><text:span text:style-name="T31">rwx means readable, writable, executable by owner</text:span></text:p>
            <text:p text:style-name="P15"><text:span text:style-name="T31"><text:s text:c="33"/></text:span><text:span text:style-name="T31">rwx <text:s/>readable, writable, executable by group</text:span></text:p>
            <text:p text:style-name="P15"><text:span text:style-name="T31"><text:s text:c="39"/></text:span><text:span text:style-name="T31">r-x readable, NOT writable, executable by </text:span></text:p>
          </draw:text-box>
        </draw:frame>
        <presentation:notes draw:style-name="dp2">
          <draw:page-thumbnail draw:name="Google Shape;137;g43a2041c0c_0_9:notes" draw:style-name="gr3" draw:layer="layout" svg:width="12.7cm" svg:height="9.524cm" svg:x="3.176cm" svg:y="1.905cm" draw:page-number="1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6"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8" draw:text-style-name="P7" draw:layer="layout" svg:width="21.087cm" svg:height="2.286cm" svg:x="0cm" svg:y="0.099cm">
          <text:p text:style-name="P3"><text:span text:style-name="T4">File Permis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0" draw:layer="layout" svg:width="25.007cm" svg:height="16.008cm" svg:x="0cm" svg:y="2.655cm" presentation:class="outline" presentation:user-transformed="true">
          <draw:text-box>
            <text:p text:style-name="P15"><text:span text:style-name="T31">Understand the meaning of:</text:span></text:p>
            <text:p text:style-name="P15"><text:span text:style-name="T31">drwxrwxr-x <text:s text:c="2"/>2 bertocco bertocco <text:s text:c="5"/>4096 Apr 26 <text:s/>2018 config</text:span></text:p>
            <text:p text:style-name="P15"><text:span text:style-name="T31">-rw-rw-r-- <text:s text:c="2"/>1 bertocco bertocco <text:s text:c="4"/>10240 Mar 13 <text:s/>2017 config.tar</text:span></text:p>
            <text:p text:style-name="P15"><text:span text:style-name="T31">-rw------- <text:s text:c="2"/>1 bertocco bertocco 960065536 Dec <text:s/>3 22:02 core.3040</text:span></text:p>
            <text:p text:style-name="P15"><text:span text:style-name="T31">-rw-rw-r-- <text:s text:c="2"/>1 bertocco bertocco <text:s text:c="2"/>7290880 May <text:s/>8 <text:s/>2017 demo_EGIconf.tar</text:span></text:p>
            <text:p text:style-name="P15"><text:span text:style-name="T31">drwxr-xr-x. <text:s/>4 bertocco bertocco <text:s text:c="5"/>4096 Dec <text:s/>7 15:57 Desktop</text:span></text:p>
            <text:p text:style-name="P15"><text:span text:style-name="T31">drwx------. 12 bertocco bertocco <text:s text:c="5"/>4096 Aug 13 19:01 dev</text:span></text:p>
            <text:p text:style-name="P15"><text:span text:style-name="T31">drwxr-xr-x. 14 bertocco bertocco <text:s text:c="5"/>4096 Nov 28 17:18 Documents</text:span></text:p>
            <text:p text:style-name="P15"><text:span text:style-name="T31">drwxr-----. 13 bertocco bertocco <text:s text:c="5"/>8192 Dec 10 12:35 Downloads</text:span></text:p>
            <text:p text:style-name="P15"><text:span text:style-name="T31">drwxrwxr-x <text:s text:c="2"/>2 bertocco bertocco <text:s text:c="6"/>147 Apr 24 <text:s/>2018 exchange</text:span></text:p>
            <text:p text:style-name="P15"><text:span text:style-name="T31">-rw-r--r-- <text:s text:c="2"/>1 bertocco bertocco <text:s text:c="6"/>181 Apr 13 <text:s/>2017 filmatini_utili.txt</text:span></text:p>
          </draw:text-box>
        </draw:frame>
        <presentation:notes draw:style-name="dp2">
          <draw:page-thumbnail draw:name="Google Shape;137;g43a2041c0c_0_9:notes" draw:style-name="gr3" draw:layer="layout" svg:width="12.7cm" svg:height="9.524cm" svg:x="3.176cm" svg:y="1.905cm" draw:page-number="1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7"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8" draw:text-style-name="P7" draw:layer="layout" svg:width="21.087cm" svg:height="2.286cm" svg:x="0cm" svg:y="0.099cm">
          <text:p text:style-name="P3"><text:span text:style-name="T4">Change File Permis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2" draw:layer="layout" svg:width="25.007cm" svg:height="16.008cm" svg:x="0cm" svg:y="2.655cm" presentation:class="outline" presentation:user-transformed="true">
          <draw:text-box>
            <text:p text:style-name="P21"><text:span text:style-name="T33"><text:s text:c="8"/></text:span><text:span text:style-name="T33">Chenge read permission (similarly for write ‘w’ and execute ‘x’):</text:span></text:p>
            <text:list text:style-name="L3">
              <text:list-header>
                <text:p text:style-name="P21"><text:span text:style-name="T33">-rw-rw-r-- 1 bertocco bertocco 0 Dec 14 15:30 pippo</text:span></text:p>
              </text:list-header>
            </text:list>
            <text:p text:style-name="P21"><text:span text:style-name="T33"><text:s text:c="7"/></text:span><text:span text:style-name="T33">$ chmod -r pippo <text:s text:c="4"/># remove all read permissions. Check:</text:span></text:p>
            <text:p text:style-name="P21"><text:span text:style-name="T33"><text:s text:c="7"/></text:span><text:span text:style-name="T33">$ ls -l pippo</text:span></text:p>
            <text:p text:style-name="P21"><text:span text:style-name="T33"><text:s text:c="7"/></text:span><text:span text:style-name="T33">--w--w---- 1 bertocco bertocco 0 Dec 14 15:30 pippo</text:span></text:p>
            <text:p text:style-name="P21"><text:span text:style-name="T33"><text:s text:c="7"/></text:span><text:span text:style-name="T33">$ chmod +r pippo <text:s text:c="3"/># add all read permissions, Check:</text:span></text:p>
            <text:p text:style-name="P21"><text:span text:style-name="T33"><text:s text:c="7"/></text:span><text:span text:style-name="T33">$ ls -l pippo</text:span></text:p>
            <text:p text:style-name="P21"><text:span text:style-name="T33"><text:s text:c="7"/></text:span><text:span text:style-name="T33">-rw-rw-r-- 1 bertocco bertocco 0 Dec 14 15:30 pippo</text:span></text:p>
            <text:p text:style-name="P21"><text:span text:style-name="T33"><text:s text:c="7"/></text:span><text:span text:style-name="T33">$ chmod -r pippo <text:s text:c="4"/># remove a new time all permissions, to restart from</text:span></text:p>
            <text:p text:style-name="P21"><text:span text:style-name="T33"><text:s text:c="7"/></text:span><text:span text:style-name="T33">--w--w---- 1 bertocco bertocco 0 Dec 14 15:30 pippo</text:span></text:p>
            <text:p text:style-name="P21"><text:span text:style-name="T33"><text:s text:c="7"/></text:span><text:span text:style-name="T33">$ chmod u+r pippo</text:span><text:span text:style-name="T33"> <text:s text:c="4"/># add read permission to user</text:span></text:p>
            <text:p text:style-name="P21"><text:span text:style-name="T33"><text:s text:c="7"/></text:span><text:span text:style-name="T33">$ ls -l pippo</text:span></text:p>
            <text:p text:style-name="P21"><text:span text:style-name="T33"><text:s text:c="7"/></text:span><text:span text:style-name="T33">-rw--w---- 1 bertocco bertocco 0 Dec 14 15:30 pippo</text:span></text:p>
            <text:p text:style-name="P21"><text:span text:style-name="T33"><text:s text:c="7"/></text:span><text:span text:style-name="T33">$ chmod g+r pippo </text:span><text:span text:style-name="T33"><text:s text:c="4"/># add read permission to group</text:span></text:p>
            <text:p text:style-name="P21"><text:span text:style-name="T33"><text:s text:c="7"/></text:span><text:span text:style-name="T33">$ ls -l pippo</text:span></text:p>
            <text:p text:style-name="P21"><text:span text:style-name="T33"><text:s text:c="7"/></text:span><text:span text:style-name="T33">-rw-rw---- 1 bertocco bertocco 0 Dec 14 15:30 pippo</text:span></text:p>
            <text:p text:style-name="P21"><text:span text:style-name="T33"><text:s text:c="7"/></text:span><text:span text:style-name="T33">$ chmod a+r pippo </text:span><text:span text:style-name="T33"><text:s text:c="4"/># add read permission to all</text:span></text:p>
            <text:p text:style-name="P21"><text:span text:style-name="T33"><text:s text:c="6"/></text:span><text:span text:style-name="T33">$ ls -l pippo</text:span></text:p>
            <text:p text:style-name="P21"><text:span text:style-name="T33"><text:s text:c="6"/></text:span><text:span text:style-name="T33">-rw-rw-r-- 1 bertocco bertocco 0 Dec 14 15:30 pippo</text:span></text:p>
            <text:p text:style-name="P21"><text:span text:style-name="T33"/></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1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8"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7" draw:text-style-name="P9" draw:layer="layout" svg:width="20.848cm" svg:height="2.286cm" svg:x="0cm" svg:y="0.099cm">
          <text:p text:style-name="P3"><text:span text:style-name="T1">Main 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7.774cm" svg:height="2.25cm" svg:x="17.917cm" svg:y="8.333cm" presentation:class="outline" presentation:user-transformed="true">
          <draw:text-box>
            <text:list text:style-name="L2">
              <text:list-item>
                <text:list>
                  <text:list-header>
                    <text:p text:style-name="P23"><text:span text:style-name="T31">BE VERY</text:span></text:p>
                    <text:p text:style-name="P23"><text:span text:style-name="T31">CAREFUL!!!</text:span></text:p>
                  </text:list-header>
                </text:list>
              </text:list-item>
            </text:list>
          </draw:text-box>
        </draw:frame>
        <draw:frame draw:name="Google Shape;140;p29" presentation:style-name="pr2" draw:text-style-name="P20" draw:layer="layout" svg:width="26.396cm" svg:height="16.008cm" svg:x="-1.389cm" svg:y="2.864cm" presentation:class="outline" presentation:user-transformed="true">
          <draw:text-box>
            <text:list text:style-name="L2">
              <text:list-item>
                <text:list>
                  <text:list-item>
                    <text:p text:style-name="P25"><text:span text:style-name="T31">`touch` creates a file</text:span></text:p>
                  </text:list-item>
                  <text:list-item>
                    <text:p text:style-name="P25"><text:span text:style-name="T31">`mkdir <text:s/>mydir` creates a directory (where you are)</text:span></text:p>
                  </text:list-item>
                  <text:list-item>
                    <text:p text:style-name="P25"><text:span text:style-name="T31">`mkdir -p /</text:span><text:span text:style-name="T34">onedir/</text:span><text:span text:style-name="T35">twodir/threedir`</text:span></text:p>
                  </text:list-item>
                  <text:list-item>
                    <text:p text:style-name="P25"><text:span text:style-name="T31">`rmdir mydir` delete an empty directory</text:span></text:p>
                  </text:list-item>
                </text:list>
              </text:list-item>
            </text:list>
            <text:list text:style-name="L4">
              <text:list-item>
                <text:list>
                  <text:list-item>
                    <text:p text:style-name="P25"><text:span text:style-name="T31">`rm -rf` force to recursively delete a non empty directory </text:span></text:p>
                  </text:list-item>
                  <text:list-item>
                    <text:p text:style-name="P25"><text:span text:style-name="T31">`cp file1 file2` <text:s/>copy file1 on file2 (overwriting it if already exists,</text:span></text:p>
                    <text:p text:style-name="P25"><text:span text:style-name="T31"><text:s text:c="49"/></text:span><text:span text:style-name="T31">creating file2 if it does not exist)</text:span></text:p>
                  </text:list-item>
                  <text:list-item>
                    <text:p text:style-name="P25"><text:span text:style-name="T31">`cp -i file1 file2` before copy asks “are you sure?”</text:span></text:p>
                  </text:list-item>
                  <text:list-item>
                    <text:p text:style-name="P25"><text:span text:style-name="T31">`\cp file1 file2` remove the -i flag if set</text:span></text:p>
                  </text:list-item>
                  <text:list-item>
                    <text:p text:style-name="P25"><text:span text:style-name="T31">`rm file1` removes file1</text:span></text:p>
                  </text:list-item>
                  <text:list-item>
                    <text:p text:style-name="P25"><text:span text:style-name="T31">`mv file1 file2` moves file1 on file2 <text:s/># it is the same of :</text:span></text:p>
                  </text:list-item>
                  <text:list-item>
                    <text:p text:style-name="P25"><text:span text:style-name="T31">`cp file1 file2`; `rm file1` </text:span></text:p>
                  </text:list-item>
                </text:list>
              </text:list-item>
            </text:list>
          </draw:text-box>
        </draw:frame>
        <presentation:notes draw:style-name="dp2">
          <draw:page-thumbnail draw:name="Google Shape;137;g43a2041c0c_0_9:notes" draw:style-name="gr3" draw:layer="layout" svg:width="12.7cm" svg:height="9.524cm" svg:x="3.176cm" svg:y="1.905cm" draw:page-number="1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9" draw:style-name="dp3" draw:master-page-name="OBJECT" presentation:presentation-page-layout-name="AL2T11">
        <office:forms form:automatic-focus="false" form:apply-design-mode="false"/>
        <draw:frame draw:name="Google Shape;140;p29" presentation:style-name="pr2" draw:text-style-name="P6" draw:layer="layout" svg:width="24.791cm" svg:height="15.357cm" svg:x="0.609cm" svg:y="2.936cm" presentation:class="outline" presentation:user-transformed="true">
          <draw:text-box>
            <text:list text:style-name="L2">
              <text:list-item>
                <text:list>
                  <text:list-item>
                    <text:p text:style-name="P15"><text:span text:style-name="T29">Create a file</text:span></text:p>
                  </text:list-item>
                  <text:list-item>
                    <text:p text:style-name="P15"><text:span text:style-name="T29">Create a directory</text:span></text:p>
                  </text:list-item>
                  <text:list-item>
                    <text:p text:style-name="P15"><text:span text:style-name="T29">Create a directory tree</text:span></text:p>
                  </text:list-item>
                  <text:list-item>
                    <text:p text:style-name="P15"><text:span text:style-name="T29">Create <text:s/>files in the directory tree</text:span></text:p>
                  </text:list-item>
                  <text:list-item>
                    <text:p text:style-name="P15"><text:span text:style-name="T29">Remove a file</text:span></text:p>
                  </text:list-item>
                  <text:list-item>
                    <text:p text:style-name="P15"><text:span text:style-name="T29">remove a directory <text:s/>(emprty and not empty)</text:span></text:p>
                  </text:list-item>
                  <text:list-item>
                    <text:p text:style-name="P15"><text:span text:style-name="T29">remove a directory tree (emprty and not empty)</text:span></text:p>
                  </text:list-item>
                  <text:list-item>
                    <text:p text:style-name="P15"><text:span text:style-name="T29">Rename a file</text:span></text:p>
                  </text:list-item>
                </text:list>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File manipulation commands: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0"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l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7" draw:layer="layout" svg:width="25.126cm" svg:height="14.84cm" svg:x="0cm" svg:y="3.042cm" presentation:class="outline" presentation:user-transformed="true">
          <draw:text-box>
            <text:list text:style-name="L2">
              <text:list-header>
                <text:p text:style-name="P26"><text:span text:style-name="T36">`ls` can be used to inquire about the various attributes of one or more files or directories. </text:span></text:p>
                <text:p text:style-name="P26"><text:span text:style-name="T36">You must have read permission to a directory to be able to use the ls command on that directory and the files under that directory.</text:span></text:p>
                <text:p text:style-name="P26"><text:span text:style-name="T36"/></text:p>
                <text:p text:style-name="P26"><text:span text:style-name="T36">The `ls` command generates the output to standard output, which can be redirected, using the UNIX redirection operator &gt;, to a file.</text:span></text:p>
                <text:p text:style-name="P26"><text:span text:style-name="T36"/></text:p>
                <text:p text:style-name="P26"><text:span text:style-name="T36"/></text:p>
                <text:p text:style-name="P26"><text:span text:style-name="T37"/></text:p>
                <text:p text:style-name="P26"><text:span text:style-name="T37"/></text:p>
              </text:list-header>
            </text:list>
          </draw:text-box>
        </draw:frame>
        <presentation:notes draw:style-name="dp2">
          <draw:page-thumbnail draw:name="Google Shape;137;g43a2041c0c_0_9:notes" draw:style-name="gr3" draw:layer="layout" svg:width="12.7cm" svg:height="9.524cm" svg:x="3.176cm" svg:y="1.905cm" draw:page-number="2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1"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l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7" draw:layer="layout" svg:width="25.126cm" svg:height="14.84cm" svg:x="0cm" svg:y="2.742cm" presentation:class="outline" presentation:user-transformed="true">
          <draw:text-box>
            <text:list text:style-name="L2">
              <text:list-header>
                <text:p text:style-name="P26"><text:span text:style-name="T38">You can provide the names of one or more filenames or directories to the ls command. The file and directory names are optional. If you do not provide them, UNIX processes the current directory.</text:span></text:p>
                <text:p text:style-name="P26"><text:span text:style-name="T38">Be default, the list of files within a directory is sorted by filename. You can modify the sort order by using some of the flags.</text:span></text:p>
                <text:p text:style-name="P26"><text:span text:style-name="T38">You should also be aware that the files starting with . (period) will not be processed unless you use the -a flag with the ls command. This means that the entries . (single period) and .. (two consecutive periods) will not be processed by default.</text:span></text:p>
                <text:p text:style-name="P26"><text:span text:style-name="T37"/></text:p>
                <text:p text:style-name="P26"><text:span text:style-name="T37"/></text:p>
              </text:list-header>
            </text:list>
          </draw:text-box>
        </draw:frame>
        <presentation:notes draw:style-name="dp2">
          <draw:page-thumbnail draw:name="Google Shape;137;g43a2041c0c_0_9:notes" draw:style-name="gr3" draw:layer="layout" svg:width="12.7cm" svg:height="9.524cm" svg:x="3.176cm" svg:y="1.905cm" draw:page-number="2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2"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ls`: Exerc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7" draw:layer="layout" svg:width="25.126cm" svg:height="14.84cm" svg:x="0cm" svg:y="3.242cm" presentation:class="outline" presentation:user-transformed="true">
          <draw:text-box>
            <text:list text:style-name="L2">
              <text:list-item>
                <text:list>
                  <text:list-item>
                    <text:p text:style-name="P15"><text:span text:style-name="T37">Try and understand differences:</text:span></text:p>
                  </text:list-item>
                </text:list>
                <text:p text:style-name="P26"><text:span text:style-name="T37">ls; <text:s text:c="2"/>ls -l; <text:s text:c="2"/>ls -al</text:span></text:p>
                <text:list>
                  <text:list-item text:start-value="1">
                    <text:p text:style-name="P15"><text:span text:style-name="T37">Try and understand differences:</text:span></text:p>
                  </text:list-item>
                </text:list>
                <text:p text:style-name="P15"><text:span text:style-name="T37">ls -trl; <text:s text:c="4"/>ls -tl</text:span></text:p>
                <text:p text:style-name="P15"><text:span text:style-name="T37">- Try an output redirection:</text:span></text:p>
                <text:p text:style-name="P15"><text:span text:style-name="T37">ls -l &gt; myfileout.txt</text:span></text:p>
                <text:p text:style-name="P26"><text:span text:style-name="T37"/></text:p>
                <text:p text:style-name="P26"><text:span text:style-name="T37"/></text:p>
              </text:list-item>
            </text:list>
          </draw:text-box>
        </draw:frame>
        <presentation:notes draw:style-name="dp2">
          <draw:page-thumbnail draw:name="Google Shape;137;g43a2041c0c_0_9:notes" draw:style-name="gr3" draw:layer="layout" svg:width="12.7cm" svg:height="9.524cm" svg:x="3.176cm" svg:y="1.905cm" draw:page-number="2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3"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c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7" draw:layer="layout" svg:width="25.126cm" svg:height="14.84cm" svg:x="0cm" svg:y="3.242cm" presentation:class="outline" presentation:user-transformed="true">
          <draw:text-box>
            <text:p text:style-name="P15"><text:span text:style-name="T37">`cat` is used to display a text file or to concatenate multiple files into a single file. </text:span></text:p>
            <text:p text:style-name="P15"><text:span text:style-name="T37">By default, the cat command generates outputs into the standard output and accepts input from standard input.</text:span></text:p>
            <text:p text:style-name="P15"><text:span text:style-name="T37"><text:s/></text:span><text:span text:style-name="T37">The cat command takes in one or more filenames as its arguments. The files are concatenated in the order they appear in the argument list.</text:span></text:p>
            <text:list text:style-name="L2">
              <text:list-header>
                <text:p text:style-name="P26"><text:span text:style-name="T37"/></text:p>
              </text:list-header>
            </text:list>
          </draw:text-box>
        </draw:frame>
        <presentation:notes draw:style-name="dp2">
          <draw:page-thumbnail draw:name="Google Shape;137;g43a2041c0c_0_9:notes" draw:style-name="gr3" draw:layer="layout" svg:width="12.7cm" svg:height="9.524cm" svg:x="3.176cm" svg:y="1.905cm" draw:page-number="2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4"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cat`: Exerc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7" draw:layer="layout" svg:width="25.126cm" svg:height="14.84cm" svg:x="0cm" svg:y="2.385cm" presentation:class="outline" presentation:user-transformed="true">
          <draw:text-box>
            <text:list text:style-name="L2">
              <text:list-item>
                <text:list>
                  <text:list-item>
                    <text:p text:style-name="P15"><text:span text:style-name="T39">Display file on a terminal</text:span></text:p>
                    <text:p text:style-name="P15"><text:span text:style-name="T39">cat testfile</text:span></text:p>
                  </text:list-item>
                  <text:list-item>
                    <text:p text:style-name="P15"><text:span text:style-name="T39">concatenate multiple files for display on the terminal</text:span></text:p>
                    <text:p text:style-name="P15"><text:span text:style-name="T39">cat testfile1 testfile2 testfile3</text:span></text:p>
                  </text:list-item>
                  <text:list-item>
                    <text:p text:style-name="P15"><text:span text:style-name="T39">concatenate these files into a file called testfile, use the redirection operator &gt; as follows:</text:span></text:p>
                    <text:p text:style-name="P15"><text:span text:style-name="T39">cat testfile1 testfile2 testfile2 &gt; testfile</text:span></text:p>
                  </text:list-item>
                  <text:list-item>
                    <text:p text:style-name="P15"><text:span text:style-name="T39">If the file testfile already exists, it is overwritten with the concatenated files testfile1, testfile2 and testfile3. If testfile already exists and you want to concatenate at the end of the existing file, instead of using the redirection operator &gt;, you must use the &gt;&gt; (two consecutive greater than sign) operator as follows:</text:span></text:p>
                    <text:p text:style-name="P15"><text:span text:style-name="T39">cat testfile1 testfile2 testfile2 &gt;&gt; testfile</text:span></text:p>
                  </text:list-item>
                </text:list>
                <text:p text:style-name="P26"><text:span text:style-name="T40"/></text:p>
                <text:p text:style-name="P26"><text:span text:style-name="T37"/></text:p>
              </text:list-item>
            </text:list>
          </draw:text-box>
        </draw:frame>
        <presentation:notes draw:style-name="dp2">
          <draw:page-thumbnail draw:name="Google Shape;137;g43a2041c0c_0_9:notes" draw:style-name="gr3" draw:layer="layout" svg:width="12.7cm" svg:height="9.524cm" svg:x="3.176cm" svg:y="1.905cm" draw:page-number="2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5"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199cm">
          <text:p text:style-name="P3"><text:span text:style-name="T1">`l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7" draw:layer="layout" svg:width="25.126cm" svg:height="14.84cm" svg:x="0cm" svg:y="2.559cm" presentation:class="outline" presentation:user-transformed="true">
          <draw:text-box>
            <text:p text:style-name="P15"><text:span text:style-name="T39">`ln` provides alternate names for the same file.</text:span></text:p>
            <text:p text:style-name="P28"><text:span text:style-name="T39">It links a file name to another one and it is possible to link a file to another name in the same directory or the same name in another directory.</text:span></text:p>
            <text:p text:style-name="P28"><text:span text:style-name="T39">When linking a filename to another filename, you can specify only two arguments: the source filename and the target filename. When linking a filename to a directory, you can specify multiple filenames to be linked to the same directory.</text:span></text:p>
            <text:p text:style-name="P28"><text:span text:style-name="T39">The flags that can be used with the ln command are as follows:</text:span></text:p>
            <text:p text:style-name="P28"><text:span text:style-name="T39">-s to create a soft link to another file or directory. In a soft link, the linked file contains the name of the original file. When an operation on the linked filename is done, the name of the original file in the link is used to reference the original file.</text:span></text:p>
            <text:p text:style-name="P28"><text:span text:style-name="T39">-f to ensure that the destination filename is replaced by the linked filename if the file already exists.</text:span></text:p>
            <text:list text:style-name="L2">
              <text:list-header>
                <text:p text:style-name="P26"><text:span text:style-name="T37"/></text:p>
              </text:list-header>
            </text:list>
          </draw:text-box>
        </draw:frame>
        <presentation:notes draw:style-name="dp2">
          <draw:page-thumbnail draw:name="Google Shape;137;g43a2041c0c_0_9:notes" draw:style-name="gr3" draw:layer="layout" svg:width="12.7cm" svg:height="9.524cm" svg:x="3.176cm" svg:y="1.905cm" draw:page-number="2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6"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ln`: Exerc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7" draw:layer="layout" svg:width="25.126cm" svg:height="14.84cm" svg:x="0.133cm" svg:y="2.285cm" presentation:class="outline" presentation:user-transformed="true">
          <draw:text-box>
            <text:list text:style-name="L2">
              <text:list-item>
                <text:p text:style-name="P15"><text:span text:style-name="T41">If you want to link testfile1 to testfile2 in the current directory, execute the following command:</text:span></text:p>
              </text:list-item>
            </text:list>
            <text:p text:style-name="P15"><text:span text:style-name="T41">ln testfile1 testfile2</text:span></text:p>
            <text:p text:style-name="P15"><text:span text:style-name="T41">This creates a hard linked testfile2 linking it to tesftfile1. In this case, if one of the files is removed, the other will remain unaltered.</text:span></text:p>
            <text:list text:continue-numbering="true" text:style-name="L2">
              <text:list-item>
                <text:p text:style-name="P15"><text:span text:style-name="T41">If testfile is in the current directory and is to be linked to testfile in the directory /u/testuser/testdir, execute the following command:</text:span></text:p>
              </text:list-item>
            </text:list>
            <text:p text:style-name="P15"><text:span text:style-name="T41">ln testfile /u/testuser/testdir</text:span></text:p>
            <text:list text:continue-numbering="true" text:style-name="L2">
              <text:list-item>
                <text:p text:style-name="P15"><text:span text:style-name="T41">To create a symbolic link of testfile1 in the current directory, execute the following command:</text:span></text:p>
              </text:list-item>
            </text:list>
            <text:p text:style-name="P15"><text:span text:style-name="T41">ln -s testfile1 testfile2</text:span></text:p>
            <text:p text:style-name="P15"><text:span text:style-name="T41">This creates a linked testfile2, which will contain the name of testfile1. If you remove testfile1, you</text:span><text:span text:style-name="T37"> </text:span><text:span text:style-name="T41">will be left with an orphan testfile2, which points to nowhere.</text:span></text:p>
            <text:list text:style-name="L3">
              <text:list-header>
                <text:p text:style-name="P15"><text:span text:style-name="T37"/></text:p>
              </text:list-header>
            </text:list>
            <text:list text:style-name="L2">
              <text:list-header>
                <text:p text:style-name="P26"><text:span text:style-name="T37"/></text:p>
              </text:list-header>
            </text:list>
          </draw:text-box>
        </draw:frame>
        <presentation:notes draw:style-name="dp2">
          <draw:page-thumbnail draw:name="Google Shape;137;g43a2041c0c_0_9:notes" draw:style-name="gr3" draw:layer="layout" svg:width="12.7cm" svg:height="9.524cm" svg:x="3.176cm" svg:y="1.905cm" draw:page-number="2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7" draw:style-name="dp3" draw:master-page-name="OBJECT" presentation:presentation-page-layout-name="AL2T11">
        <office:forms form:automatic-focus="false" form:apply-design-mode="false"/>
        <draw:frame draw:name="Google Shape;140;p29" presentation:style-name="pr2" draw:text-style-name="P27" draw:layer="layout" svg:width="25.126cm" svg:height="14.84cm" svg:x="0cm" svg:y="3.042cm" presentation:class="outline" presentation:user-transformed="true">
          <draw:text-box>
            <text:list text:style-name="L2">
              <text:list-item>
                <text:p text:style-name="P26"><text:span text:style-name="T37">To execute a command, UNIX has to locate the command before it can execute it </text:span></text:p>
              </text:list-item>
              <text:list-item>
                <text:p text:style-name="P26"><text:span text:style-name="T37">UNIX uses the concept of search path to locate the commands. </text:span></text:p>
              </text:list-item>
              <text:list-item>
                <text:p text:style-name="P26"><text:span text:style-name="T37">Search path is a list of directories in the order to be searched for locating commands. Usually it contains standard paths (/bin, /</text:span><text:span text:style-name="T42">usr</text:span><text:span text:style-name="T43">/bin, ...)</text:span></text:p>
              </text:list-item>
              <text:list-item>
                <text:p text:style-name="P26"><text:span text:style-name="T37">Modify the search path for your environment modifying the PATH environment variable</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Locating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8"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whi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7" draw:layer="layout" svg:width="25.126cm" svg:height="14.84cm" svg:x="0cm" svg:y="3.042cm" presentation:class="outline" presentation:user-transformed="true">
          <draw:text-box>
            <text:list text:style-name="L2">
              <text:list-item>
                <text:p text:style-name="P26"><text:span text:style-name="T37">`which` can be used to find whether a particular command exists in you search path. </text:span><text:span text:style-name="T44">If it does exist,</text:span><text:span text:style-name="T37"> which tells you which directory contains that command.</text:span></text:p>
                <text:p text:style-name="P26"><text:span text:style-name="T37"/></text:p>
                <text:p text:style-name="P26"><text:span text:style-name="T37">Examples (try with existing and not existing commands):</text:span></text:p>
                <text:p text:style-name="P26"><text:span text:style-name="T37">which <text:s/>pippo</text:span></text:p>
                <text:p text:style-name="P26"><text:span text:style-name="T37">which gedit</text:span></text:p>
                <text:p text:style-name="P26"><text:span text:style-name="T37">which vim</text:span></text:p>
              </text:list-item>
            </text:list>
          </draw:text-box>
        </draw:frame>
        <presentation:notes draw:style-name="dp2">
          <draw:page-thumbnail draw:name="Google Shape;137;g43a2041c0c_0_9:notes" draw:style-name="gr3" draw:layer="layout" svg:width="12.7cm" svg:height="9.524cm" svg:x="3.176cm" svg:y="1.905cm" draw:page-number="2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9"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File information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7" draw:layer="layout" svg:width="25.126cm" svg:height="14.84cm" svg:x="0cm" svg:y="3.042cm" presentation:class="outline" presentation:user-transformed="true">
          <draw:text-box>
            <text:list text:style-name="L2">
              <text:list-item>
                <text:p text:style-name="P26"><text:span text:style-name="T37">Each file and directory in UNIX has several attributes associated with it. UNIX provides several commands to inquire about and process these attributes</text:span></text:p>
                <text:p text:style-name="P26"><text:span text:style-name="T37"/></text:p>
                <text:p text:style-name="P26"><text:span text:style-name="T37"/></text:p>
              </text:list-item>
            </text:list>
          </draw:text-box>
        </draw:frame>
        <presentation:notes draw:style-name="dp2">
          <draw:page-thumbnail draw:name="Google Shape;137;g43a2041c0c_0_9:notes" draw:style-name="gr3" draw:layer="layout" svg:width="12.7cm" svg:height="9.524cm" svg:x="3.176cm" svg:y="1.905cm" draw:page-number="2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0"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f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7" draw:layer="layout" svg:width="25.126cm" svg:height="14.84cm" svg:x="0cm" svg:y="3.042cm" presentation:class="outline" presentation:user-transformed="true">
          <draw:text-box>
            <text:list text:style-name="L2">
              <text:list-item>
                <text:p text:style-name="P26"><text:span text:style-name="T37">`</text:span><text:span text:style-name="T45">find</text:span><text:span text:style-name="T37">` search for the particular file giving the flexibility to search for a file by various attributes: name, size, permission, and so on. Additionally, the find command allows to execute commands on the files that are found as a result of the search. <text:s/></text:span></text:p>
                <text:p text:style-name="P26"><text:span text:style-name="T37">Command:</text:span></text:p>
                <text:p text:style-name="P26"><text:span text:style-name="T45">find directory-name search-expression</text:span></text:p>
              </text:list-item>
            </text:list>
          </draw:text-box>
        </draw:frame>
        <presentation:notes draw:style-name="dp2">
          <draw:page-thumbnail draw:name="Google Shape;137;g43a2041c0c_0_9:notes" draw:style-name="gr3" draw:layer="layout" svg:width="12.7cm" svg:height="9.524cm" svg:x="3.176cm" svg:y="1.905cm" draw:page-number="3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1"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find` Examples (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9" draw:layer="layout" svg:width="25.126cm" svg:height="14.84cm" svg:x="0cm" svg:y="3.042cm" presentation:class="outline" presentation:user-transformed="true">
          <draw:text-box>
            <text:list text:style-name="L2">
              <text:list-header>
                <text:p text:style-name="P26"><text:span text:style-name="T46">find . -name pippo</text:span></text:p>
                <text:p text:style-name="P26"><text:span text:style-name="T46">find /etc -name networking</text:span></text:p>
              </text:list-header>
            </text:list>
            <text:list text:style-name="L4">
              <text:list-header>
                <text:p text:style-name="P26"><text:span text:style-name="T46">find /etc -name netw <text:s text:c="3"/># nothing found</text:span></text:p>
                <text:p text:style-name="P26"><text:span text:style-name="T46">find /etc -name netw\*</text:span></text:p>
                <text:p text:style-name="P26"><text:span text:style-name="T47"/></text:p>
                <text:p text:style-name="P26"><text:span text:style-name="T46">find -size 18 <text:s text:c="8"/># 18 blocks files</text:span></text:p>
                <text:p text:style-name="P26"><text:span text:style-name="T46">find -size 1024c <text:s text:c="2"/># 1024 bytes</text:span></text:p>
                <text:p text:style-name="P26"><text:span text:style-name="T48"/></text:p>
                <text:p text:style-name="P26"><text:span text:style-name="T46">find . -print</text:span></text:p>
                <text:p text:style-name="P26"><text:span text:style-name="T47"/></text:p>
                <text:p text:style-name="P26"><text:span text:style-name="T46">Try other options</text:span></text:p>
              </text:list-header>
            </text:list>
          </draw:text-box>
        </draw:frame>
        <presentation:notes draw:style-name="dp2">
          <draw:page-thumbnail draw:name="Google Shape;137;g43a2041c0c_0_9:notes" draw:style-name="gr3" draw:layer="layout" svg:width="12.7cm" svg:height="9.524cm" svg:x="3.176cm" svg:y="1.905cm" draw:page-number="3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2"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7" draw:layer="layout" svg:width="25.126cm" svg:height="14.84cm" svg:x="0cm" svg:y="3.042cm" presentation:class="outline" presentation:user-transformed="true">
          <draw:text-box>
            <text:list text:style-name="L2">
              <text:list-item>
                <text:p text:style-name="P26"><text:span text:style-name="T37">`</text:span><text:span text:style-name="T45">file</text:span><text:span text:style-name="T37">` can be used to determine the type of the specified file.</text:span></text:p>
                <text:p text:style-name="P26"><text:span text:style-name="T37">Examples (try):</text:span></text:p>
                <text:p text:style-name="P26"><text:span text:style-name="T37">$ </text:span><text:span text:style-name="T45">file /etc/networking/interfaces</text:span></text:p>
                <text:p text:style-name="P26"><text:span text:style-name="T37">/etc/networking/interfaces: cannot open `/etc/networking/interfaces’ (No such file or directory)</text:span></text:p>
                <text:p text:style-name="P26"><text:span text:style-name="T37">$ </text:span><text:span text:style-name="T45">file /etc/network/interfaces</text:span></text:p>
                <text:p text:style-name="P26"><text:span text:style-name="T37">/etc/network/interfaces: ASCII text</text:span></text:p>
                <text:p text:style-name="P26"><text:span text:style-name="T37"/></text:p>
              </text:list-item>
            </text:list>
          </draw:text-box>
        </draw:frame>
        <presentation:notes draw:style-name="dp2">
          <draw:page-thumbnail draw:name="Google Shape;137;g43a2041c0c_0_9:notes" draw:style-name="gr3" draw:layer="layout" svg:width="12.7cm" svg:height="9.524cm" svg:x="3.176cm" svg:y="1.905cm" draw:page-number="3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3"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UNIX Proc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7" draw:layer="layout" svg:width="25.4cm" svg:height="14.84cm" svg:x="0cm" svg:y="2.385cm" presentation:class="outline" presentation:user-transformed="true">
          <draw:text-box>
            <text:p text:style-name="P26"><text:span text:style-name="T40">Usually, </text:span><text:span text:style-name="T39">a command or a script that you can execute consists of one or more processes. </text:span></text:p>
            <text:p text:style-name="P26"><text:span text:style-name="T39">The processes can be categorized into the following broad groups:</text:span></text:p>
            <text:list text:style-name="L2">
              <text:list-item>
                <text:p text:style-name="P26"><text:span text:style-name="T49"><text:s/></text:span><text:span text:style-name="T49">Interactive processes</text:span><text:span text:style-name="T39">, which are those executed at the terminal. Can execute either in foreground or in background. In a foreground process, the input is accepted from standard input, output is displayed to standard output, and error messages to standard error. In background, the terminal is detached from the process so that it can be used for executing other commands. It is possible to move a process from foreground to background and vice versa (&lt;ctrl+bg&gt;; &lt;ctrl+fg&gt;.</text:span></text:p>
              </text:list-item>
              <text:list-item>
                <text:p text:style-name="P26"><text:span text:style-name="T49"><text:s/></text:span><text:span text:style-name="T49">Batch processes</text:span><text:span text:style-name="T39"> are not submitted from terminals. They are submitted to job queues to be executed sequentially.</text:span></text:p>
              </text:list-item>
              <text:list-item>
                <text:p text:style-name="P26"><text:span text:style-name="T49"><text:s/></text:span><text:span text:style-name="T49">Deamons</text:span><text:span text:style-name="T39"> are never-ending processes that wait to service requests from other processes. <text:s/></text:span></text:p>
              </text:list-item>
            </text:list>
          </draw:text-box>
        </draw:frame>
        <presentation:notes draw:style-name="dp2">
          <draw:page-thumbnail draw:name="Google Shape;137;g43a2041c0c_0_9:notes" draw:style-name="gr3" draw:layer="layout" svg:width="12.7cm" svg:height="9.524cm" svg:x="3.176cm" svg:y="1.905cm" draw:page-number="3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4"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Process related command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7" draw:layer="layout" svg:width="25.4cm" svg:height="14.84cm" svg:x="0cm" svg:y="3.042cm" presentation:class="outline" presentation:user-transformed="true">
          <draw:text-box>
            <text:list text:style-name="L2">
              <text:list-item>
                <text:p text:style-name="P26"><text:span text:style-name="T40">In UNIX, each process has a number of attributes associated with it. The following is a list of some of these attributes:</text:span></text:p>
              </text:list-item>
            </text:list>
            <text:p text:style-name="P26"><text:span text:style-name="T37"/></text:p>
            <text:p text:style-name="P26"><text:span text:style-name="T37">Process ID is a unique identifier assigned to each process by UNIX. You can identify a process during its life cycle by using process ID.</text:span></text:p>
            <text:p text:style-name="P26"><text:span text:style-name="T37">Real User ID is the user ID of the user who initiated the process.</text:span></text:p>
            <text:p text:style-name="P26"><text:span text:style-name="T37">Effective User ID is the user ID associated with each process. It determines the process's access to system resources. Under normal circumstances, the Real User ID and Effective User ID are one and the same. But, it is possible for the effective user ID to be different from the real user ID by setting the Set User ID flag on the executable program. This can be done if you want a program to be executed with special privilege without actually granting the user special privilege.</text:span></text:p>
            <text:p text:style-name="P26"><text:span text:style-name="T37">Real Group ID is the group ID of the user who initiated the process.</text:span></text:p>
            <text:p text:style-name="P26"><text:span text:style-name="T37">Effective Group ID is the group ID that determines the access rights. The effective group ID is similar to the effective user ID.</text:span></text:p>
            <text:p text:style-name="P26"><text:span text:style-name="T37">Priority (Nice Number) is the priority associated with a process relative to the other processes executing in the system.</text:span></text:p>
          </draw:text-box>
        </draw:frame>
        <presentation:notes draw:style-name="dp2">
          <draw:page-thumbnail draw:name="Google Shape;137;g43a2041c0c_0_9:notes" draw:style-name="gr3" draw:layer="layout" svg:width="12.7cm" svg:height="9.524cm" svg:x="3.176cm" svg:y="1.905cm" draw:page-number="3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5"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Process 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0" draw:layer="layout" svg:width="25.4cm" svg:height="16.083cm" svg:x="0cm" svg:y="2.385cm" presentation:class="outline" presentation:user-transformed="true">
          <draw:text-box>
            <text:list text:style-name="L2">
              <text:list-item>
                <text:p text:style-name="P26"><text:span text:style-name="T41">In UNIX, each process has a number of attributes associated with it. The following is a list of some of these attributes:</text:span></text:p>
                <text:list>
                  <text:list-item>
                    <text:p text:style-name="P15"><text:span text:style-name="T50">Process ID</text:span><text:span text:style-name="T41"> is a unique identifier assigned to each process</text:span></text:p>
                  </text:list-item>
                  <text:list-item>
                    <text:p text:style-name="P15"><text:span text:style-name="T50">Real User ID</text:span><text:span text:style-name="T41"> is the user ID of the user who initiated the process.</text:span></text:p>
                  </text:list-item>
                  <text:list-item>
                    <text:p text:style-name="P15"><text:span text:style-name="T50">Effective User ID</text:span><text:span text:style-name="T41"> is the user ID associated with each process. It determines the process's access to system resources. Under normal circumstances, the Real User ID and Effective User ID are one and the same. They can differ by setting the Set User ID flag on the executable program, if you want a program to be executed with special privilege without actually granting the user special privilege.</text:span></text:p>
                  </text:list-item>
                  <text:list-item>
                    <text:p text:style-name="P15"><text:span text:style-name="T50">Real Group ID</text:span><text:span text:style-name="T41"> is the group ID of the user who initiated the process.</text:span></text:p>
                  </text:list-item>
                  <text:list-item>
                    <text:p text:style-name="P15"><text:span text:style-name="T50">Effective Group ID</text:span><text:span text:style-name="T41"> is the group ID that determines the access rights. The effective group ID is similar to the effective user ID.</text:span></text:p>
                  </text:list-item>
                  <text:list-item>
                    <text:p text:style-name="P15"><text:span text:style-name="T50">Priority (Nice Number)</text:span><text:span text:style-name="T41"> is the priority associated with a process relative to the other processes executing in the system.</text:span></text:p>
                  </text:list-item>
                </text:list>
              </text:list-item>
            </text:list>
          </draw:text-box>
        </draw:frame>
        <presentation:notes draw:style-name="dp2">
          <draw:page-thumbnail draw:name="Google Shape;137;g43a2041c0c_0_9:notes" draw:style-name="gr3" draw:layer="layout" svg:width="12.7cm" svg:height="9.524cm" svg:x="3.176cm" svg:y="1.905cm" draw:page-number="3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6"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Process Related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7" draw:layer="layout" svg:width="25.126cm" svg:height="14.84cm" svg:x="0cm" svg:y="3.042cm" presentation:class="outline" presentation:user-transformed="true">
          <draw:text-box>
            <text:list text:style-name="L2">
              <text:list-item>
                <text:p text:style-name="P26"><text:span text:style-name="T37">a command or a script that you can execute consists of one or more processes.</text:span></text:p>
                <text:p text:style-name="P26"><text:span text:style-name="T37">The main are:</text:span></text:p>
                <text:list>
                  <text:list-item>
                    <text:p text:style-name="P15"><text:span text:style-name="T37">`kill`</text:span></text:p>
                  </text:list-item>
                  <text:list-item>
                    <text:p text:style-name="P15"><text:span text:style-name="T37">`ps`</text:span></text:p>
                  </text:list-item>
                  <text:list-item>
                    <text:p text:style-name="P15"><text:span text:style-name="T37">`wait`</text:span></text:p>
                  </text:list-item>
                  <text:list-item>
                    <text:p text:style-name="P15"><text:span text:style-name="T37">`nohup`</text:span></text:p>
                  </text:list-item>
                  <text:list-item>
                    <text:p text:style-name="P15"><text:span text:style-name="T37">`sleep`</text:span></text:p>
                  </text:list-item>
                </text:list>
              </text:list-item>
            </text:list>
          </draw:text-box>
        </draw:frame>
        <presentation:notes draw:style-name="dp2">
          <draw:page-thumbnail draw:name="Google Shape;137;g43a2041c0c_0_9:notes" draw:style-name="gr3" draw:layer="layout" svg:width="12.7cm" svg:height="9.524cm" svg:x="3.176cm" svg:y="1.905cm" draw:page-number="3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7"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7" draw:layer="layout" svg:width="25.126cm" svg:height="14.84cm" svg:x="0cm" svg:y="3.042cm" presentation:class="outline" presentation:user-transformed="true">
          <draw:text-box>
            <text:list text:style-name="L2">
              <text:list-item>
                <text:p text:style-name="P26"><text:span text:style-name="T37">`ps` command is used to find out which processes are currently running.</text:span></text:p>
                <text:p text:style-name="P26"><text:span text:style-name="T37">Exercises:</text:span></text:p>
                <text:list>
                  <text:list-item>
                    <text:p text:style-name="P15"><text:span text:style-name="T37">Try the following commands, check the differences in the output. Read the flag meaning using </text:span></text:p>
                    <text:p text:style-name="P15"><text:span text:style-name="T37">`man ps`:</text:span></text:p>
                    <text:p text:style-name="P15"><text:span text:style-name="T37">ps</text:span></text:p>
                    <text:p text:style-name="P15"><text:span text:style-name="T37">ps -ef</text:span></text:p>
                    <text:p text:style-name="P15"><text:span text:style-name="T37">ps -aux</text:span></text:p>
                  </text:list-item>
                </text:list>
              </text:list-item>
            </text:list>
          </draw:text-box>
        </draw:frame>
        <presentation:notes draw:style-name="dp2">
          <draw:page-thumbnail draw:name="Google Shape;137;g43a2041c0c_0_9:notes" draw:style-name="gr3" draw:layer="layout" svg:width="12.7cm" svg:height="9.524cm" svg:x="3.176cm" svg:y="1.905cm" draw:page-number="3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8"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ki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7" draw:layer="layout" svg:width="25.126cm" svg:height="16.004cm" svg:x="0cm" svg:y="2.385cm" presentation:class="outline" presentation:user-transformed="true">
          <draw:text-box>
            <text:list text:style-name="L2">
              <text:list-item>
                <text:p text:style-name="P26"><text:span text:style-name="T41">`kill` is used to send signals to an executing process. The process must be a nonforeground process for you to be able to send a signal to it using this command.</text:span></text:p>
              </text:list-item>
              <text:list-item>
                <text:p text:style-name="P26"><text:span text:style-name="T41">The default action of the command is to terminate the process by sending it a signal. If the process has been programmed for receiving such a signal. In such a case, the process will process the signal as programmed.</text:span></text:p>
              </text:list-item>
              <text:list-item>
                <text:p text:style-name="P26"><text:span text:style-name="T41"><text:s/></text:span><text:span text:style-name="T41">You can kill only the processes initiated by you. However, the root user can kill any process in the system.</text:span></text:p>
                <text:p text:style-name="P26"><text:span text:style-name="T41"/></text:p>
              </text:list-item>
              <text:list-item>
                <text:p text:style-name="P26"><text:span text:style-name="T41">The flags associated with the kill commands are as follows:</text:span></text:p>
                <text:p text:style-name="P26"><text:span text:style-name="T41">-l to obtain a list of all the signal numbers and their names that are supported by the system.</text:span></text:p>
                <text:p text:style-name="P26"><text:span text:style-name="T41">-’signal number’ is the signal number to be sent to the process. You can also use a signal name in place of the number. The strongest signal you can send to a process is 9 or kill.</text:span></text:p>
                <text:p text:style-name="P26"><text:span text:style-name="T37"/></text:p>
              </text:list-item>
            </text:list>
          </draw:text-box>
        </draw:frame>
        <presentation:notes draw:style-name="dp2">
          <draw:page-thumbnail draw:name="Google Shape;137;g43a2041c0c_0_9:notes" draw:style-name="gr3" draw:layer="layout" svg:width="12.7cm" svg:height="9.524cm" svg:x="3.176cm" svg:y="1.905cm" draw:page-number="3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9"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kill`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7" draw:layer="layout" svg:width="25.126cm" svg:height="14.84cm" svg:x="0cm" svg:y="3.042cm" presentation:class="outline" presentation:user-transformed="true">
          <draw:text-box>
            <text:list text:style-name="L2">
              <text:list-item>
                <text:p text:style-name="P26"><text:span text:style-name="T37">Look for a process PID of a process belonging of you (using ps) and kill it using two different signals:</text:span></text:p>
                <text:p text:style-name="P26"><text:span text:style-name="T37">-9 and -15.</text:span></text:p>
              </text:list-item>
              <text:list-item>
                <text:p text:style-name="P26"><text:span text:style-name="T37">List all available signals and red the differences between the two signal previously used</text:span></text:p>
              </text:list-item>
            </text:list>
          </draw:text-box>
        </draw:frame>
        <presentation:notes draw:style-name="dp2">
          <draw:page-thumbnail draw:name="Google Shape;137;g43a2041c0c_0_9:notes" draw:style-name="gr3" draw:layer="layout" svg:width="12.7cm" svg:height="9.524cm" svg:x="3.176cm" svg:y="1.905cm" draw:page-number="3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0"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wait` with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1" draw:layer="layout" svg:width="25.4cm" svg:height="14.84cm" svg:x="0cm" svg:y="2.585cm" presentation:class="outline" presentation:user-transformed="true">
          <draw:text-box>
            <text:list text:style-name="L2">
              <text:list-item>
                <text:p text:style-name="P26"><text:span text:style-name="T51">`wait` is tp wait for completion of jobs. It takes one or more process IDs as arguments. This is useful while doing shell programming when you want a process to be finished before the next process is invoked. </text:span></text:p>
                <text:p text:style-name="P26"><text:span text:style-name="T51">If you do not specify a process ID, UNIX will find out all the processes running for the current environment and wait for termination of all of them.</text:span></text:p>
              </text:list-item>
              <text:list-item>
                <text:p text:style-name="P26"><text:span text:style-name="T51">Examples: </text:span></text:p>
                <text:list>
                  <text:list-item>
                    <text:p text:style-name="P15"><text:span text:style-name="T51">`wait` If you want to find out whether all the processes you have started have completed</text:span></text:p>
                  </text:list-item>
                  <text:list-item>
                    <text:p text:style-name="P15"><text:span text:style-name="T51">`wait 15060` If you want to find out whether the process ID 15060 has completed</text:span></text:p>
                  </text:list-item>
                </text:list>
              </text:list-item>
              <text:list-item>
                <text:p text:style-name="P26"><text:span text:style-name="T51">The return code from the wait command is zero if you invoked the wait command without any arguments. If you invoked the wait command with multiple process IDs, the return code depends on the return code from the last process ID specified.</text:span></text:p>
              </text:list-item>
            </text:list>
          </draw:text-box>
        </draw:frame>
        <presentation:notes draw:style-name="dp2">
          <draw:page-thumbnail draw:name="Google Shape;137;g43a2041c0c_0_9:notes" draw:style-name="gr3" draw:layer="layout" svg:width="12.7cm" svg:height="9.524cm" svg:x="3.176cm" svg:y="1.905cm" draw:page-number="4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1"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wait`: 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2" draw:layer="layout" svg:width="25.4cm" svg:height="14.84cm" svg:x="0cm" svg:y="2.585cm" presentation:class="outline" presentation:user-transformed="true">
          <draw:text-box>
            <text:list text:style-name="L2">
              <text:list-item>
                <text:p text:style-name="P26"><text:span text:style-name="T37">From a shell launch an infinite process using:</text:span></text:p>
                <text:p text:style-name="P26"><text:span text:style-name="T37">`while true; do echo looping; sleep 2; done`</text:span></text:p>
              </text:list-item>
              <text:list-item>
                <text:p text:style-name="P26"><text:span text:style-name="T37">From another shell find the pid of this process using `ps` command</text:span></text:p>
              </text:list-item>
              <text:list-item>
                <text:p text:style-name="P26"><text:span text:style-name="T37">From a third shell launch a process waiting for the end of the initial infinite loop</text:span></text:p>
                <text:p text:style-name="P26"><text:span text:style-name="T37">pid=&lt;your_process_pid&gt;; wait $pid</text:span></text:p>
              </text:list-item>
              <text:list-item>
                <text:p text:style-name="P26"><text:span text:style-name="T37">From a fourth shell kill the first process (pid)</text:span></text:p>
              </text:list-item>
              <text:list-item>
                <text:p text:style-name="P26"><text:span text:style-name="T37"><text:s/></text:span><text:span text:style-name="T37">Check in the third shell that your waiting process ended</text:span></text:p>
              </text:list-item>
            </text:list>
            <text:p text:style-name="P26"><text:span text:style-name="T37">NOT WORKING using shells. Needs scripting: next time.</text:span></text:p>
          </draw:text-box>
        </draw:frame>
        <presentation:notes draw:style-name="dp2">
          <draw:page-thumbnail draw:name="Google Shape;137;g43a2041c0c_0_9:notes" draw:style-name="gr3" draw:layer="layout" svg:width="12.7cm" svg:height="9.524cm" svg:x="3.176cm" svg:y="1.905cm" draw:page-number="4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2"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noh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3" draw:layer="layout" svg:width="25.4cm" svg:height="14.84cm" svg:x="-0.001cm" svg:y="2.285cm" presentation:class="outline" presentation:user-transformed="true">
          <draw:text-box>
            <text:list text:style-name="L2">
              <text:list-item>
                <text:p text:style-name="P26"><text:span text:style-name="T40">When you are executing processes under UNIX, they can be running in foreground or background. In a foreground process, you are waiting at the terminal for the process to finish. Under such circumstances, you cannot use the terminal until the process is finished. You can put the foreground process into background as follows:</text:span></text:p>
                <text:list>
                  <text:list-header>
                    <text:p text:style-name="P15"><text:span text:style-name="T40">Ctrl-z</text:span></text:p>
                    <text:p text:style-name="P15"><text:span text:style-name="T40">bg</text:span></text:p>
                  </text:list-header>
                </text:list>
                <text:p text:style-name="P26"><text:span text:style-name="T40">The processes in UNIX will be terminated when you logout of the system or exit the current shell whether they are running in foreground or background. The only way to ensure that the process currently running is not terminated when you exit is to use the nohup command.</text:span></text:p>
              </text:list-item>
            </text:list>
          </draw:text-box>
        </draw:frame>
        <presentation:notes draw:style-name="dp2">
          <draw:page-thumbnail draw:name="Google Shape;137;g43a2041c0c_0_9:notes" draw:style-name="gr3" draw:layer="layout" svg:width="12.7cm" svg:height="9.524cm" svg:x="3.176cm" svg:y="1.905cm" draw:page-number="4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3"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noh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3" draw:layer="layout" svg:width="25.4cm" svg:height="14.84cm" svg:x="-0.001cm" svg:y="2.285cm" presentation:class="outline" presentation:user-transformed="true">
          <draw:text-box>
            <text:list text:style-name="L4">
              <text:list-header>
                <text:p text:style-name="P26"><text:span text:style-name="T40">The nohup command has default redirection for the standard output. It redirects the messages to a file called nohup.out under the directory from which the command was executed. That is, if you want to execute a script called sample_script in background from the current directory, use the following command:</text:span></text:p>
                <text:p text:style-name="P26"><text:span text:style-name="T40">nohup sample_script &amp;</text:span></text:p>
                <text:p text:style-name="P26"><text:span text:style-name="T40">The &amp; (ampersand) tells UNIX to execute the command in background. If you omit the &amp;, the command is executed in foreground. In this case, all the messages will be redirected to nohup.out under the current directory. If the nohup.out file already exists, the output will be appended to it.</text:span></text:p>
              </text:list-header>
            </text:list>
          </draw:text-box>
        </draw:frame>
        <presentation:notes draw:style-name="dp2">
          <draw:page-thumbnail draw:name="Google Shape;137;g43a2041c0c_0_9:notes" draw:style-name="gr3" draw:layer="layout" svg:width="12.7cm" svg:height="9.524cm" svg:x="3.176cm" svg:y="1.905cm" draw:page-number="4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4"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nohu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2" draw:layer="layout" svg:width="25.4cm" svg:height="13.977cm" svg:x="-0.001cm" svg:y="3.148cm" presentation:class="outline" presentation:user-transformed="true">
          <draw:text-box>
            <text:list text:style-name="L4">
              <text:list-header>
                <text:p text:style-name="P26"><text:span text:style-name="T37">nohup grep sample_string * &amp;</text:span></text:p>
                <text:p text:style-name="P26"><text:span text:style-name="T37"/></text:p>
                <text:p text:style-name="P26"><text:span text:style-name="T37">nohup grep sample_string * &gt; mygrep.out &amp;</text:span></text:p>
                <text:p text:style-name="P26"><text:span text:style-name="T37"/></text:p>
                <text:p text:style-name="P26"><text:span text:style-name="T37">nohup my_script &gt; my_script.out &amp;</text:span></text:p>
              </text:list-header>
            </text:list>
          </draw:text-box>
        </draw:frame>
        <presentation:notes draw:style-name="dp2">
          <draw:page-thumbnail draw:name="Google Shape;137;g43a2041c0c_0_9:notes" draw:style-name="gr3" draw:layer="layout" svg:width="12.7cm" svg:height="9.524cm" svg:x="3.176cm" svg:y="1.905cm" draw:page-number="4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5"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slee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2" draw:layer="layout" svg:width="25.4cm" svg:height="13.977cm" svg:x="-0.001cm" svg:y="3.148cm" presentation:class="outline" presentation:user-transformed="true">
          <draw:text-box>
            <text:list text:style-name="L4">
              <text:list-header>
                <text:p text:style-name="P26"><text:span text:style-name="T40">`sleep` wait for a certain period of time between execution of commands. This can be used in cases where you want to check for, say, the presence of a file, every 15 minutes. The argument is specified in seconds.</text:span></text:p>
                <text:p text:style-name="P26"><text:span text:style-name="T40">Examples: If you want to wait for 5 minutes between commands, use:</text:span></text:p>
                <text:p text:style-name="P26"><text:span text:style-name="T52">sleep 300</text:span></text:p>
                <text:p text:style-name="P26"><text:span text:style-name="T40">Small shell script that reminds you twice to go home, with a 5-minute wait between reminders:</text:span></text:p>
                <text:p text:style-name="P26"><text:span text:style-name="T52">echo "Time to go home"</text:span></text:p>
                <text:p text:style-name="P26"><text:span text:style-name="T52">sleep 300</text:span></text:p>
                <text:p text:style-name="P26"><text:span text:style-name="T52">echo "Final call to go home ....."</text:span></text:p>
                <text:p text:style-name="P26"><text:span text:style-name="T37"/></text:p>
              </text:list-header>
            </text:list>
          </draw:text-box>
        </draw:frame>
        <presentation:notes draw:style-name="dp2">
          <draw:page-thumbnail draw:name="Google Shape;137;g43a2041c0c_0_9:notes" draw:style-name="gr3" draw:layer="layout" svg:width="12.7cm" svg:height="9.524cm" svg:x="3.176cm" svg:y="1.905cm" draw:page-number="4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6"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File Content Related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7" draw:layer="layout" svg:width="25.126cm" svg:height="14.84cm" svg:x="0cm" svg:y="3.042cm" presentation:class="outline" presentation:user-transformed="true">
          <draw:text-box>
            <text:list text:style-name="L2">
              <text:list-item>
                <text:p text:style-name="P26"><text:span text:style-name="T37">Commands that can be used to look at the contents of the file or parts of it. You can use these commands to look at the top or bottom of a file, search for strings in the file, and so on.</text:span></text:p>
              </text:list-item>
            </text:list>
          </draw:text-box>
        </draw:frame>
        <presentation:notes draw:style-name="dp2">
          <draw:page-thumbnail draw:name="Google Shape;137;g43a2041c0c_0_9:notes" draw:style-name="gr3" draw:layer="layout" svg:width="12.7cm" svg:height="9.524cm" svg:x="3.176cm" svg:y="1.905cm" draw:page-number="4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7"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7" draw:layer="layout" svg:width="25.126cm" svg:height="14.84cm" svg:x="0cm" svg:y="3.042cm" presentation:class="outline" presentation:user-transformed="true">
          <draw:text-box>
            <text:list text:style-name="L2">
              <text:list-item>
                <text:p text:style-name="P26"><text:span text:style-name="T37">`</text:span><text:span text:style-name="T45">more</text:span><text:span text:style-name="T37">` can be used to display the contents of a file one screen at a time. By default, the more command displays one screen worth of data at a time. The more command pauses at the end of display of each page. To continue, press a space bar so that the next page is displayed or press the Return or Enter key to display the next line. Mostly the more command is used where output from other commands are piped into the more command for display.</text:span></text:p>
              </text:list-item>
              <text:list-item>
                <text:p text:style-name="P26"><text:span text:style-name="T37">Try</text:span></text:p>
              </text:list-item>
            </text:list>
          </draw:text-box>
        </draw:frame>
        <presentation:notes draw:style-name="dp2">
          <draw:page-thumbnail draw:name="Google Shape;137;g43a2041c0c_0_9:notes" draw:style-name="gr3" draw:layer="layout" svg:width="12.7cm" svg:height="9.524cm" svg:x="3.176cm" svg:y="1.905cm" draw:page-number="4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8"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l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9" draw:layer="layout" svg:width="25.126cm" svg:height="14.84cm" svg:x="0cm" svg:y="3.042cm" presentation:class="outline" presentation:user-transformed="true">
          <draw:text-box>
            <text:list text:style-name="L2">
              <text:list-item>
                <text:p text:style-name="P26"><text:span text:style-name="T53">`less` is to view the contents of a file. This may not be available by default on all UNIX systems. It behaves similarly to the more command. The less command allows you to go backward as well as forward in the file by default.</text:span></text:p>
              </text:list-item>
              <text:list-item>
                <text:p text:style-name="P26"><text:span text:style-name="T53">Try</text:span></text:p>
              </text:list-item>
              <text:list-item>
                <text:p text:style-name="P26"><text:span text:style-name="T53">Cat &lt;a big file&gt; | less</text:span></text:p>
              </text:list-item>
            </text:list>
          </draw:text-box>
        </draw:frame>
        <presentation:notes draw:style-name="dp2">
          <draw:page-thumbnail draw:name="Google Shape;137;g43a2041c0c_0_9:notes" draw:style-name="gr3" draw:layer="layout" svg:width="12.7cm" svg:height="9.524cm" svg:x="3.176cm" svg:y="1.905cm" draw:page-number="4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9"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ta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9" draw:layer="layout" svg:width="25.126cm" svg:height="14.84cm" svg:x="0cm" svg:y="3.042cm" presentation:class="outline" presentation:user-transformed="true">
          <draw:text-box>
            <text:list text:style-name="L2">
              <text:list-item>
                <text:p text:style-name="P26"><text:span text:style-name="T53">`tail` <text:s/>to display, on standard output, a file starting from a specified point from the start or bottom of the file. Whether it starts from the top of the file or end of the file depends on the parameter and flags used. One of the flags, -f, can be used to look at the bottom of a file continuously as it grows in size. By default, tail displays the last 10 lines of the file.</text:span></text:p>
              </text:list-item>
            </text:list>
          </draw:text-box>
        </draw:frame>
        <presentation:notes draw:style-name="dp2">
          <draw:page-thumbnail draw:name="Google Shape;137;g43a2041c0c_0_9:notes" draw:style-name="gr3" draw:layer="layout" svg:width="12.7cm" svg:height="9.524cm" svg:x="3.176cm" svg:y="1.905cm" draw:page-number="4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0"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tail`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9" draw:layer="layout" svg:width="24.442cm" svg:height="14.84cm" svg:x="0.958cm" svg:y="3.042cm" presentation:class="outline" presentation:user-transformed="true">
          <draw:text-box>
            <text:p text:style-name="P26"><text:span text:style-name="T53">tail -f500 /</text:span><text:span text:style-name="T54">var/</text:span><text:span text:style-name="T55">log/syslog</text:span></text:p>
            <text:p text:style-name="P26"><text:span text:style-name="T55"/></text:p>
            <text:p text:style-name="P26"><text:span text:style-name="T56">list of flags that can be used with the tail command:</text:span></text:p>
            <text:p text:style-name="P26"><text:span text:style-name="T56">-c number to start from the specified character position number.</text:span></text:p>
            <text:p text:style-name="P26"><text:span text:style-name="T56">-b number to start from the specified 512-byte block position number.</text:span></text:p>
            <text:p text:style-name="P26"><text:span text:style-name="T56">-k number to start from the specified 1024-byte block position number.</text:span></text:p>
            <text:p text:style-name="P26"><text:span text:style-name="T56">-n number to start display of the file in the specified line number.</text:span></text:p>
            <text:p text:style-name="P26"><text:span text:style-name="T56">-r number to display lines from the file in reverse order.</text:span></text:p>
            <text:p text:style-name="P26"><text:span text:style-name="T56">-f to display the end of the file continuously as it grows in size.</text:span></text:p>
          </draw:text-box>
        </draw:frame>
        <presentation:notes draw:style-name="dp2">
          <draw:page-thumbnail draw:name="Google Shape;137;g43a2041c0c_0_9:notes" draw:style-name="gr3" draw:layer="layout" svg:width="12.7cm" svg:height="9.524cm" svg:x="3.176cm" svg:y="1.905cm" draw:page-number="5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1"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w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4" draw:layer="layout" svg:width="25.142cm" svg:height="15.549cm" svg:x="0.258cm" svg:y="2.642cm" presentation:class="outline" presentation:user-transformed="true">
          <draw:text-box>
            <text:p text:style-name="P26"><text:span text:style-name="T57">`wc` counts the number of bytes, words, and lines in specified files. A word is a number of characters stringed together delimited either by a space or a newline character.</text:span></text:p>
            <text:p text:style-name="P26"><text:span text:style-name="T58"/></text:p>
            <text:p text:style-name="P26"><text:span text:style-name="T57">Following is a list of flags that can be used with the wc command:</text:span></text:p>
            <text:p text:style-name="P26"><text:span text:style-name="T58"/></text:p>
            <text:p text:style-name="P26"><text:span text:style-name="T57">-l to count only the number of lines in the file.</text:span></text:p>
            <text:p text:style-name="P26"><text:span text:style-name="T57">-w to count only the number of words in the file.</text:span></text:p>
            <text:p text:style-name="P26"><text:span text:style-name="T57">-c to count only the number of bytes in the file.</text:span></text:p>
            <text:p text:style-name="P26"><text:span text:style-name="T58"/></text:p>
            <text:p text:style-name="P26"><text:span text:style-name="T57">You can use multiple filenames as argument to the wc command.</text:span></text:p>
          </draw:text-box>
        </draw:frame>
        <presentation:notes draw:style-name="dp2">
          <draw:page-thumbnail draw:name="Google Shape;137;g43a2041c0c_0_9:notes" draw:style-name="gr3" draw:layer="layout" svg:width="12.7cm" svg:height="9.524cm" svg:x="3.176cm" svg:y="1.905cm" draw:page-number="5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2"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wc` exercic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9" draw:layer="layout" svg:width="24.169cm" svg:height="14.633cm" svg:x="1.231cm" svg:y="3.558cm" presentation:class="outline" presentation:user-transformed="true">
          <draw:text-box>
            <text:p text:style-name="P26"><text:span text:style-name="T55">wc file</text:span></text:p>
            <text:p text:style-name="P26"><text:span text:style-name="T55"/></text:p>
            <text:p text:style-name="P26"><text:span text:style-name="T55">wc -w file</text:span></text:p>
            <text:p text:style-name="P26"><text:span text:style-name="T55"/></text:p>
            <text:p text:style-name="P26"><text:span text:style-name="T55">cat &lt;file&gt; | wc -l</text:span></text:p>
            <text:p text:style-name="P26"><text:span text:style-name="T55"/></text:p>
            <text:p text:style-name="P26"><text:span text:style-name="T55">wc -w &lt;file1&gt; &lt;file2&gt;</text:span></text:p>
          </draw:text-box>
        </draw:frame>
        <presentation:notes draw:style-name="dp2">
          <draw:page-thumbnail draw:name="Google Shape;137;g43a2041c0c_0_9:notes" draw:style-name="gr3" draw:layer="layout" svg:width="12.7cm" svg:height="9.524cm" svg:x="3.176cm" svg:y="1.905cm" draw:page-number="5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3"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rea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9" draw:layer="layout" svg:width="24.169cm" svg:height="14.633cm" svg:x="0.631cm" svg:y="3.158cm" presentation:class="outline" presentation:user-transformed="true">
          <draw:text-box>
            <text:p text:style-name="P26"><text:span text:style-name="T55">`read` is used in shell scripts to read each field from a file and assign them to shell variables. A field is a string of bytes that are separated by a space or newline character. If the number of fields read is less than the number of variables specified, the rest of the fields are unassigned.</text:span></text:p>
            <text:p text:style-name="P26"><text:span text:style-name="T55">Flag -r to treat a \(backslash) as part of the input record and not as a control character.</text:span></text:p>
            <text:p text:style-name="P26"><text:span text:style-name="T55"/></text:p>
            <text:p text:style-name="P26"><text:span text:style-name="T55"/></text:p>
          </draw:text-box>
        </draw:frame>
        <presentation:notes draw:style-name="dp2">
          <draw:page-thumbnail draw:name="Google Shape;137;g43a2041c0c_0_9:notes" draw:style-name="gr3" draw:layer="layout" svg:width="12.7cm" svg:height="9.524cm" svg:x="3.176cm" svg:y="1.905cm" draw:page-number="5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4"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read` Example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9" draw:layer="layout" svg:width="24.169cm" svg:height="14.633cm" svg:x="0.631cm" svg:y="3.158cm" presentation:class="outline" presentation:user-transformed="true">
          <draw:text-box>
            <text:p text:style-name="P26"><text:span text:style-name="T55">Examples Following is a piece of shell script code that reads first name and last name from namefile and prints them:</text:span></text:p>
            <text:p text:style-name="P26"><text:span text:style-name="T55"/></text:p>
            <text:p text:style-name="P26"><text:span text:style-name="T55">while read -r lname fname</text:span></text:p>
            <text:p text:style-name="P26"><text:span text:style-name="T55">do</text:span></text:p>
            <text:p text:style-name="P26"><text:span text:style-name="T55"><text:s text:c="7"/></text:span><text:span text:style-name="T55">echo $lname","$fname</text:span></text:p>
            <text:p text:style-name="P26"><text:span text:style-name="T55">done &lt; namefile</text:span></text:p>
            <text:p text:style-name="P26"><text:span text:style-name="T55"/></text:p>
          </draw:text-box>
        </draw:frame>
        <presentation:notes draw:style-name="dp2">
          <draw:page-thumbnail draw:name="Google Shape;137;g43a2041c0c_0_9:notes" draw:style-name="gr3" draw:layer="layout" svg:width="12.7cm" svg:height="9.524cm" svg:x="3.176cm" svg:y="1.905cm" draw:page-number="5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5"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read` Example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9" draw:layer="layout" svg:width="24.169cm" svg:height="14.633cm" svg:x="0.631cm" svg:y="3.158cm" presentation:class="outline" presentation:user-transformed="true">
          <draw:text-box>
            <text:p text:style-name="P26"><text:span text:style-name="T55">Examples Following is a piece of shell script code that reads a file by line:</text:span></text:p>
            <text:p text:style-name="P26"><text:span text:style-name="T55"/></text:p>
            <text:p text:style-name="P26"><text:span text:style-name="T55">while read -r line</text:span></text:p>
            <text:p text:style-name="P26"><text:span text:style-name="T55">do</text:span></text:p>
            <text:p text:style-name="P26"><text:span text:style-name="T55"><text:s text:c="4"/></text:span><text:span text:style-name="T55">printf 'Line: %s\n' "$line"</text:span></text:p>
            <text:p text:style-name="P26"><text:span text:style-name="T55">done &lt; /</text:span><text:span text:style-name="T54">etc</text:span><text:span text:style-name="T55">/network/interfaces</text:span></text:p>
            <text:p text:style-name="P26"><text:span text:style-name="T55"/></text:p>
          </draw:text-box>
        </draw:frame>
        <presentation:notes draw:style-name="dp2">
          <draw:page-thumbnail draw:name="Google Shape;137;g43a2041c0c_0_9:notes" draw:style-name="gr3" draw:layer="layout" svg:width="12.7cm" svg:height="9.524cm" svg:x="3.176cm" svg:y="1.905cm" draw:page-number="5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6"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tee`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9" draw:layer="layout" svg:width="24.169cm" svg:height="14.633cm" svg:x="0.231cm" svg:y="2.658cm" presentation:class="outline" presentation:user-transformed="true">
          <draw:text-box>
            <text:p text:style-name="P26"><text:span text:style-name="T55">`</text:span><text:span text:style-name="T43">tee` to execute a command and want its output redirected to multiple files in addition to the standard output, use the tee command. The tee command accepts input from the standard input, so it is possible to pipe another command to the tee command.</text:span></text:p>
            <text:p text:style-name="P26"><text:span text:style-name="T43"/></text:p>
            <text:p text:style-name="P26"><text:span text:style-name="T43">Following is an optional flag that can be used with the tee command:</text:span></text:p>
            <text:p text:style-name="P26"><text:span text:style-name="T43">-a to append to the end of the specified file. The default of the tee command is to overwrite the specified file.</text:span></text:p>
          </draw:text-box>
        </draw:frame>
        <presentation:notes draw:style-name="dp2">
          <draw:page-thumbnail draw:name="Google Shape;137;g43a2041c0c_0_9:notes" draw:style-name="gr3" draw:layer="layout" svg:width="12.7cm" svg:height="9.524cm" svg:x="3.176cm" svg:y="1.905cm" draw:page-number="5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7"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tee` Examples (try)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9" draw:layer="layout" svg:width="24.169cm" svg:height="14.633cm" svg:x="0.231cm" svg:y="2.658cm" presentation:class="outline" presentation:user-transformed="true">
          <draw:text-box>
            <text:p text:style-name="P26"><text:span text:style-name="T43">use the cat command on file1 to display on the screen, but you want to make a copy of file2, use the tee command as follows:</text:span></text:p>
            <text:p text:style-name="P26"><text:span text:style-name="T43"/></text:p>
            <text:p text:style-name="P26"><text:span text:style-name="T59">cat file1 | tee file2 | more</text:span></text:p>
            <text:p text:style-name="P26"><text:span text:style-name="T43"/></text:p>
            <text:p text:style-name="P26"><text:span text:style-name="T43">append file1 to the end of an already existing file2, use the flag -a as in the following command:</text:span></text:p>
            <text:p text:style-name="P26"><text:span text:style-name="T59"/></text:p>
            <text:p text:style-name="P26"><text:span text:style-name="T59">cat file1 | tee -a file2 | more</text:span></text:p>
          </draw:text-box>
        </draw:frame>
        <presentation:notes draw:style-name="dp2">
          <draw:page-thumbnail draw:name="Google Shape;137;g43a2041c0c_0_9:notes" draw:style-name="gr3" draw:layer="layout" svg:width="12.7cm" svg:height="9.524cm" svg:x="3.176cm" svg:y="1.905cm" draw:page-number="5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8"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File Content Search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9" draw:layer="layout" svg:width="25.126cm" svg:height="14.84cm" svg:x="0cm" svg:y="3.68cm" presentation:class="outline" presentation:user-transformed="true">
          <draw:text-box>
            <text:list text:style-name="L2">
              <text:list-header>
                <text:p text:style-name="P26"><text:span text:style-name="T53">For searching for a pattern in one or more files, use the grep series of commands. The grep commands search for a string in the specified files and display the output on standard output.</text:span></text:p>
                <text:p text:style-name="P26"><text:span text:style-name="T53"/></text:p>
              </text:list-header>
            </text:list>
          </draw:text-box>
        </draw:frame>
        <presentation:notes draw:style-name="dp2">
          <draw:page-thumbnail draw:name="Google Shape;137;g43a2041c0c_0_9:notes" draw:style-name="gr3" draw:layer="layout" svg:width="12.7cm" svg:height="9.524cm" svg:x="3.176cm" svg:y="1.905cm" draw:page-number="5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9"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egre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9" draw:layer="layout" svg:width="25.126cm" svg:height="14.84cm" svg:x="0cm" svg:y="2.08cm" presentation:class="outline" presentation:user-transformed="true">
          <draw:text-box>
            <text:list text:style-name="L2">
              <text:list-header>
                <text:p text:style-name="P26"><text:span text:style-name="T37">`</text:span><text:span text:style-name="T45">egrep</text:span><text:span text:style-name="T37">` extended version of grep command. This command searches for a specified pattern in one or more files and displays the output to standard output. The pattern can be a regular expression to match any single character.</text:span></text:p>
              </text:list-header>
            </text:list>
            <text:p text:style-name="P17"><text:span text:style-name="T60">*</text:span><text:span text:style-name="T53"> </text:span><text:span text:style-name="T40">to match one or more single characters that precede the asterisk.</text:span></text:p>
            <text:p text:style-name="P17"><text:span text:style-name="T61">^</text:span><text:span text:style-name="T40"> to match the regular expression at the beginning of a line.</text:span></text:p>
            <text:p text:style-name="P17"><text:span text:style-name="T61">$</text:span><text:span text:style-name="T40"> to match the regular expression at the end of a line.</text:span></text:p>
            <text:p text:style-name="P17"><text:span text:style-name="T61">+</text:span><text:span text:style-name="T40"> to match one or more occurrences of a preceding regular expression.</text:span></text:p>
            <text:p text:style-name="P17"><text:span text:style-name="T61">?</text:span><text:span text:style-name="T40"> to match zero or more occurrences of a preceding regular expression.</text:span></text:p>
            <text:p text:style-name="P17"><text:span text:style-name="T61">[ ]</text:span><text:span text:style-name="T40"> to match any of the characters specified within the brackets.</text:span></text:p>
          </draw:text-box>
        </draw:frame>
        <presentation:notes draw:style-name="dp2">
          <draw:page-thumbnail draw:name="Google Shape;137;g43a2041c0c_0_9:notes" draw:style-name="gr3" draw:layer="layout" svg:width="12.7cm" svg:height="9.524cm" svg:x="3.176cm" svg:y="1.905cm" draw:page-number="5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0" draw:style-name="dp3" draw:master-page-name="OBJECT_5f_" presentation:presentation-page-layout-name="AL2T11">
        <office:forms form:automatic-focus="false" form:apply-design-mode="false"/>
        <draw:frame draw:name="Google Shape;141;p29" presentation:style-name="pr5" draw:text-style-name="P6" draw:layer="layout" svg:width="25.399cm" svg:height="2.286cm" svg:x="0cm" svg:y="0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9" draw:layer="layout" svg:width="20.848cm" svg:height="2.286cm" svg:x="0cm" svg:y="0.098cm">
          <text:p text:style-name="P3"><text:span text:style-name="T1">`egre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29" draw:layer="layout" svg:width="25.126cm" svg:height="14.84cm" svg:x="0cm" svg:y="2.904cm" presentation:class="outline" presentation:user-transformed="true">
          <draw:text-box>
            <text:list text:style-name="L2">
              <text:list-header>
                <text:p text:style-name="P26"><text:span text:style-name="T40">Let us assume that we have a file called file1 whose contents are shown below using the more command:</text:span></text:p>
              </text:list-header>
            </text:list>
            <text:p text:style-name="P26"><text:span text:style-name="T62">more file1</text:span></text:p>
            <text:p text:style-name="P26"><text:span text:style-name="T62">***** <text:s/>This file is a dummy file *****</text:span></text:p>
            <text:p text:style-name="P26"><text:span text:style-name="T62">which has been created</text:span></text:p>
            <text:p text:style-name="P26"><text:span text:style-name="T62">to run a test for egrep</text:span></text:p>
            <text:p text:style-name="P26"><text:span text:style-name="T62">grep series of commands are used by the following types of people</text:span></text:p>
            <text:p text:style-name="P26"><text:span text:style-name="T62"><text:s text:c="3"/></text:span><text:span text:style-name="T62">programmers</text:span></text:p>
            <text:p text:style-name="P26"><text:span text:style-name="T62"><text:s text:c="3"/></text:span><text:span text:style-name="T62">end users</text:span></text:p>
            <text:p text:style-name="P26"><text:span text:style-name="T62">Believe it or not, grep series of commands are used by pros and novices alike</text:span></text:p>
            <text:p text:style-name="P26"><text:span text:style-name="T62">***** <text:s/>THIS FILE IS A DUMMY FILE *****</text:span></text:p>
          </draw:text-box>
        </draw:frame>
        <presentation:notes draw:style-name="dp2">
          <draw:page-thumbnail draw:name="Google Shape;137;g43a2041c0c_0_9:notes" draw:style-name="gr3" draw:layer="layout" svg:width="12.7cm" svg:height="9.524cm" svg:x="3.175cm" svg:y="1.904cm" draw:page-number="60" presentation:class="page"/>
          <draw:frame draw:name="Google Shape;138;g43a2041c0c_0_9:notes" presentation:style-name="pr7" draw:text-style-name="P4" draw:layer="layout" svg:width="15.239cm" svg:height="11.429cm" svg:x="1.905cm" svg:y="12.064cm" presentation:class="notes" presentation:placeholder="true" presentation:user-transformed="true">
            <draw:text-box/>
          </draw:frame>
        </presentation:notes>
      </draw:page>
      <draw:page draw:name="page61" draw:style-name="dp3" draw:master-page-name="OBJECT_5f_" presentation:presentation-page-layout-name="AL2T11">
        <office:forms form:automatic-focus="false" form:apply-design-mode="false"/>
        <draw:frame draw:name="Google Shape;140;p29" presentation:style-name="pr6" draw:text-style-name="P29" draw:layer="layout" svg:width="24.123cm" svg:height="14.84cm" svg:x="0cm" svg:y="2.697cm" presentation:class="outline" presentation:user-transformed="true">
          <draw:text-box>
            <text:list text:style-name="L3">
              <text:list-item>
                <text:p text:style-name="P26"><text:span text:style-name="T39">If you are just interested in finding the number of lines in which the specified pattern occurs, use the -c flag as in the following command:</text:span></text:p>
              </text:list-item>
            </text:list>
            <text:p text:style-name="P26"><text:span text:style-name="T39"><text:s text:c="5"/></text:span><text:span text:style-name="T39">egrep -i -c dummy file1</text:span></text:p>
            <text:list text:continue-numbering="true" text:style-name="L3">
              <text:list-item>
                <text:p text:style-name="P26"><text:span text:style-name="T39">If you want to get a list of all lines that do not contain the specified pattern, use the -v flag as in the following command:</text:span></text:p>
              </text:list-item>
            </text:list>
            <text:p text:style-name="P26"><text:span text:style-name="T39"><text:s text:c="5"/></text:span><text:span text:style-name="T39">egrep -i -v dummy file1</text:span></text:p>
            <text:list text:continue-numbering="true" text:style-name="L3">
              <text:list-item>
                <text:p text:style-name="P26"><text:span text:style-name="T39">If you are interested in searching for a pattern that you want to search as a word, use the -w flag as in the following command:</text:span></text:p>
              </text:list-item>
            </text:list>
            <text:p text:style-name="P26"><text:span text:style-name="T39"><text:s text:c="6"/></text:span><text:span text:style-name="T39">egrep -w grep file1</text:span></text:p>
            <text:p text:style-name="P26"><text:span text:style-name="T53"/></text:p>
          </draw:text-box>
        </draw:frame>
        <draw:frame draw:name="Google Shape;141;p29" presentation:style-name="pr5" draw:text-style-name="P6" draw:layer="layout" svg:width="25.399cm" svg:height="2.286cm" svg:x="0cm" svg:y="0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9" draw:layer="layout" svg:width="20.848cm" svg:height="2.286cm" svg:x="0cm" svg:y="0.098cm">
          <text:p text:style-name="P3"><text:span text:style-name="T1">`egre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5cm" svg:y="1.904cm" draw:page-number="61" presentation:class="page"/>
          <draw:frame draw:name="Google Shape;138;g43a2041c0c_0_9:notes" presentation:style-name="pr7" draw:text-style-name="P4" draw:layer="layout" svg:width="15.239cm" svg:height="11.429cm" svg:x="1.905cm" svg:y="12.064cm" presentation:class="notes" presentation:placeholder="true" presentation:user-transformed="true">
            <draw:text-box/>
          </draw:frame>
        </presentation:notes>
      </draw:page>
      <draw:page draw:name="page62" draw:style-name="dp3" draw:master-page-name="OBJECT_5f_" presentation:presentation-page-layout-name="AL2T11">
        <office:forms form:automatic-focus="false" form:apply-design-mode="false"/>
        <draw:frame draw:name="Google Shape;140;p29" presentation:style-name="pr6" draw:text-style-name="P29" draw:layer="layout" svg:width="24.123cm" svg:height="14.84cm" svg:x="0cm" svg:y="2.697cm" presentation:class="outline" presentation:user-transformed="true">
          <draw:text-box>
            <text:list text:style-name="L3">
              <text:list-item>
                <text:p text:style-name="P26"><text:span text:style-name="T41">If you want to find all occurrences of dummy, use the following command:</text:span></text:p>
              </text:list-item>
            </text:list>
            <text:p text:style-name="P26"><text:span text:style-name="T41">egrep dummy file1</text:span></text:p>
            <text:p text:style-name="P26"><text:span text:style-name="T41">***** <text:s/>This file is a dummy file *****</text:span></text:p>
            <text:list text:continue-numbering="true" text:style-name="L3">
              <text:list-item>
                <text:p text:style-name="P26"><text:span text:style-name="T41">If you want to find all occurrences of dummy, irrespective of the case, use the -i flag as in the following command:</text:span></text:p>
              </text:list-item>
            </text:list>
            <text:p text:style-name="P26"><text:span text:style-name="T41">egrep -i dummy file1</text:span></text:p>
            <text:p text:style-name="P26"><text:span text:style-name="T41">***** <text:s/>This file is a dummy file *****</text:span></text:p>
            <text:p text:style-name="P26"><text:span text:style-name="T41">***** <text:s/>THIS FILE IS A DUMMY FILE *****</text:span></text:p>
            <text:list text:continue-numbering="true" text:style-name="L3">
              <text:list-item>
                <text:p text:style-name="P26"><text:span text:style-name="T41">If you want to display the relative line number of the line that contains the pattern being searched, use the -n flag as in the following command:</text:span></text:p>
              </text:list-item>
            </text:list>
            <text:p text:style-name="P26"><text:span text:style-name="T41">egrep -i -n dummy file1</text:span></text:p>
            <text:p text:style-name="P26"><text:span text:style-name="T41">1:***** <text:s/>This file is a dummy file *****</text:span></text:p>
            <text:p text:style-name="P26"><text:span text:style-name="T41">8:***** <text:s/>THIS FILE IS A DUMMY FILE *****</text:span></text:p>
          </draw:text-box>
        </draw:frame>
        <draw:frame draw:name="Google Shape;141;p29" presentation:style-name="pr5" draw:text-style-name="P6" draw:layer="layout" svg:width="25.399cm" svg:height="2.286cm" svg:x="0cm" svg:y="0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8cm">
          <text:p text:style-name="P3"><text:span text:style-name="T1">`egre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5cm" svg:y="1.904cm" draw:page-number="62" presentation:class="page"/>
          <draw:frame draw:name="Google Shape;138;g43a2041c0c_0_9:notes" presentation:style-name="pr7" draw:text-style-name="P4" draw:layer="layout" svg:width="15.239cm" svg:height="11.429cm" svg:x="1.905cm" svg:y="12.064cm" presentation:class="notes" presentation:placeholder="true" presentation:user-transformed="true">
            <draw:text-box/>
          </draw:frame>
        </presentation:notes>
      </draw:page>
      <draw:page draw:name="page63" draw:style-name="dp3" draw:master-page-name="OBJECT" presentation:presentation-page-layout-name="AL2T11">
        <office:forms form:automatic-focus="false" form:apply-design-mode="false"/>
        <draw:frame draw:name="Google Shape;140;p29" presentation:style-name="pr2" draw:text-style-name="P29" draw:layer="layout" svg:width="24.123cm" svg:height="14.84cm" svg:x="1.003cm" svg:y="3.042cm" presentation:class="outline" presentation:user-transformed="true">
          <draw:text-box>
            <text:p text:style-name="P26"><text:span text:style-name="T53">Bash has more configuration startup files.</text:span></text:p>
            <text:p text:style-name="P26"><text:span text:style-name="T53">They are executed at bash start-up time.</text:span></text:p>
            <text:p text:style-name="P26"><text:span text:style-name="T53">The files and sequence of the files executed differ from the type of shell. Shell can be:</text:span></text:p>
            <text:p text:style-name="P26"><text:span text:style-name="T53"/></text:p>
            <text:list text:style-name="L2">
              <text:list-item>
                <text:p text:style-name="P26"><text:span text:style-name="T53">Interactive</text:span></text:p>
              </text:list-item>
              <text:list-item>
                <text:p text:style-name="P26"><text:span text:style-name="T53">Non-interactive</text:span></text:p>
              </text:list-item>
              <text:list-item>
                <text:p text:style-name="P26"><text:span text:style-name="T53">Login shell </text:span></text:p>
              </text:list-item>
              <text:list-item>
                <text:p text:style-name="P26"><text:span text:style-name="T53">Non-login shell</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Bash configu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4" draw:style-name="dp3" draw:master-page-name="OBJECT" presentation:presentation-page-layout-name="AL2T11">
        <office:forms form:automatic-focus="false" form:apply-design-mode="false"/>
        <draw:frame draw:name="Google Shape;140;p29" presentation:style-name="pr2" draw:text-style-name="P34" draw:layer="layout" svg:width="26.13cm" svg:height="14.84cm" svg:x="-0.731cm" svg:y="2.185cm" presentation:class="outline" presentation:user-transformed="true">
          <draw:text-box>
            <text:list text:style-name="L2">
              <text:list-item>
                <text:p text:style-name="P26"><text:span text:style-name="T63">Interactive</text:span><text:span text:style-name="T64">: means that the commands are run with user-interaction from keyboard. E.g. the shell can prompt the user to enter input.</text:span></text:p>
              </text:list-item>
              <text:list-item>
                <text:p text:style-name="P26"><text:span text:style-name="T63">Non-interactive</text:span><text:span text:style-name="T64">: the shell is probably run from an automated process so it can't assume if can request input or that someone will see the output. E.g Maybe it is best to write output to a log-file.</text:span></text:p>
              </text:list-item>
              <text:list-item>
                <text:p text:style-name="P26"><text:span text:style-name="T63">Login</text:span><text:span text:style-name="T64">: shell is run as part of the login of the user to the system. Typically used to do any configuration that a user needs/wants to establish his work-environment.</text:span></text:p>
              </text:list-item>
              <text:list-item>
                <text:p text:style-name="P26"><text:span text:style-name="T63">Non-login</text:span><text:span text:style-name="T64">: any other shell run by the user after logging on, or which is run by any automated process not coupled to a logged in user.</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Bash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5" draw:style-name="dp3" draw:master-page-name="OBJECT" presentation:presentation-page-layout-name="AL2T11">
        <office:forms form:automatic-focus="false" form:apply-design-mode="false"/>
        <draw:frame draw:name="Google Shape;140;p29" presentation:style-name="pr2" draw:text-style-name="P27" draw:layer="layout" svg:width="25.126cm" svg:height="15.191cm" svg:x="0cm" svg:y="2.691cm" presentation:class="outline" presentation:user-transformed="true">
          <draw:text-box>
            <text:p text:style-name="P26"><text:span text:style-name="T41"><text:a xlink:href="http://www.gnu.org/software/bash/manual/html_node/Bash-Startup-Files.html" xlink:type="simple">http://www.gnu.org/software/bash/manual/html_node/Bash-Startup-Files.html</text:a></text:span></text:p>
            <text:list text:style-name="L2">
              <text:list-item>
                <text:p text:style-name="P26"><text:span text:style-name="T44">Interactive</text:span><text:span text:style-name="T37"> login shell, or with </text:span><text:span text:style-name="T44">–login</text:span><text:span text:style-name="T37">:</text:span></text:p>
              </text:list-item>
            </text:list>
            <text:p text:style-name="P26"><text:span text:style-name="T37">/etc/profile, if that file exists </text:span></text:p>
            <text:p text:style-name="P26"><text:span text:style-name="T44">~/.bash_profile</text:span><text:span text:style-name="T37">, </text:span></text:p>
            <text:p text:style-name="P26"><text:span text:style-name="T44">~/.bash_login</text:span></text:p>
            <text:p text:style-name="P26"><text:span text:style-name="T44">~/.profile</text:span><text:span text:style-name="T37">, in that order, and reads and executes </text:span></text:p>
            <text:p text:style-name="P26"><text:span text:style-name="T37"><text:s text:c="3"/></text:span><text:span text:style-name="T37">--noprofile option may be used to inhibit this behavior.</text:span></text:p>
            <text:p text:style-name="P26"><text:span text:style-name="T65"/></text:p>
            <text:p text:style-name="P26"><text:span text:style-name="T37">When an interactive login shell exits, or a non-interactive login shell executes the exit builtin command, Bash reads and executes commands from the file </text:span><text:span text:style-name="T44">~/.bash_logout</text:span><text:span text:style-name="T37">, if it exists.</text:span></text:p>
            <text:p text:style-name="P26"><text:span text:style-name="T37"/></text:p>
            <text:p text:style-name="P26"><text:span text:style-name="T37">Invoked as an interactive non-login shell</text:span></text:p>
            <text:p text:style-name="P26"><text:span text:style-name="T37">When an interactive shell that is not a login shell is started, Bash reads and executes commands from ~/.bashrc, if that file exists. This may be inhibited by using the --norc option. The --rcfile file option will force Bash to read and execute commands from file instead of ~/.bashrc.</text:span></text:p>
            <text:p text:style-name="P26"><text:span text:style-name="T37"/></text:p>
            <text:p text:style-name="P26"><text:span text:style-name="T37">So, typically, your ~/.bash_profile contains the line</text:span></text:p>
            <text:p text:style-name="P26"><text:span text:style-name="T37"/></text:p>
            <text:p text:style-name="P26"><text:span text:style-name="T37">if [ -f ~/.bashrc ]; then . ~/.bashrc; fi</text:span></text:p>
            <text:p text:style-name="P26"><text:span text:style-name="T37">after (or before) any login-specific initializations.</text:span></text:p>
            <text:p text:style-name="P26"><text:span text:style-name="T37"/></text:p>
            <text:p text:style-name="P26"><text:span text:style-name="T37">Invoked non-interactively</text:span></text:p>
            <text:p text:style-name="P26"><text:span text:style-name="T37">When Bash is started non-interactively, to run a shell script, for example, it looks for the variable BASH_ENV in the environment, expands its value if it appears there, and uses the expanded value as the name of a file to read and execute. Bash behaves as if the following command were executed:</text:span></text:p>
            <text:p text:style-name="P26"><text:span text:style-name="T37"/></text:p>
            <text:p text:style-name="P26"><text:span text:style-name="T37">if [ -n "$BASH_ENV" ]; then . "$BASH_ENV"; fi</text:span></text:p>
            <text:p text:style-name="P26"><text:span text:style-name="T37">but the value of the PATH variable is not used to search for the filename.</text:span></text:p>
            <text:p text:style-name="P26"><text:span text:style-name="T37"/></text:p>
            <text:p text:style-name="P26"><text:span text:style-name="T37">As noted above, if a non-interactive shell is invoked with the --login option, Bash attempts to read and execute commands from the login shell startup files.</text:span></text:p>
            <text:p text:style-name="P26"><text:span text:style-name="T37"/></text:p>
            <text:p text:style-name="P26"><text:span text:style-name="T37"/></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Bash startup file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6" draw:style-name="dp3" draw:master-page-name="OBJECT" presentation:presentation-page-layout-name="AL2T11">
        <office:forms form:automatic-focus="false" form:apply-design-mode="false"/>
        <draw:frame draw:name="Google Shape;140;p29" presentation:style-name="pr2" draw:text-style-name="P27" draw:layer="layout" svg:width="25.126cm" svg:height="15.191cm" svg:x="0cm" svg:y="2.691cm" presentation:class="outline" presentation:user-transformed="true">
          <draw:text-box>
            <text:p text:style-name="P26"><text:span text:style-name="T41"><text:a xlink:href="http://www.gnu.org/software/bash/manual/html_node/Bash-Startup-Files.html" xlink:type="simple">http://www.gnu.org/software/bash/manual/html_node/Bash-Startup-Files.html</text:a></text:span></text:p>
            <text:list text:style-name="L2">
              <text:list-item>
                <text:p text:style-name="P26"><text:span text:style-name="T44">interactive</text:span><text:span text:style-name="T37"> non-login shell</text:span></text:p>
              </text:list-item>
            </text:list>
            <text:p text:style-name="P26"><text:span text:style-name="T64">[Example: when you open a new terminal window by pressing Ctrl+Alt+T, or just open a new terminal tab.]</text:span></text:p>
            <text:p text:style-name="P26"><text:span text:style-name="T37">bash reads and executes commands from </text:span></text:p>
            <text:p text:style-name="P26"><text:span text:style-name="T44">~/.bashrc</text:span><text:span text:style-name="T37">, if that file exists. </text:span></text:p>
            <text:p text:style-name="P26"><text:span text:style-name="T37"><text:s text:c="3"/></text:span><text:span text:style-name="T37">--norc option ti inhibit this behaviour. </text:span></text:p>
            <text:p text:style-name="P26"><text:span text:style-name="T37"><text:s text:c="3"/></text:span><text:span text:style-name="T37">--rcfile file option will force Bash to read and execute <text:s text:c="8"/>commands from file instead of ~/.bashrc.</text:span></text:p>
            <text:p text:style-name="P26"><text:span text:style-name="T37">So, typically, your ~/.bash_profile contains the line</text:span></text:p>
            <text:p text:style-name="P26"><text:span text:style-name="T37">if [ -f ~/.bashrc ]; then . ~/.bashrc; fi</text:span></text:p>
            <text:p text:style-name="P26"><text:span text:style-name="T37">after (or before) any login-specific initializations.</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Bash startup file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7" draw:style-name="dp3" draw:master-page-name="OBJECT" presentation:presentation-page-layout-name="AL2T11">
        <office:forms form:automatic-focus="false" form:apply-design-mode="false"/>
        <draw:frame draw:name="Google Shape;140;p29" presentation:style-name="pr2" draw:text-style-name="P27" draw:layer="layout" svg:width="25.126cm" svg:height="15.191cm" svg:x="0cm" svg:y="2.291cm" presentation:class="outline" presentation:user-transformed="true">
          <draw:text-box>
            <text:p text:style-name="P26"><text:span text:style-name="T40"><text:a xlink:href="http://www.gnu.org/software/bash/manual/html_node/Bash-Startup-Files.html" xlink:type="simple">http://www.gnu.org/software/bash/manual/html_node/Bash-Startup-Files.html</text:a></text:span></text:p>
            <text:list text:style-name="L2">
              <text:list-item>
                <text:p text:style-name="P26"><text:span text:style-name="T66">Invoked non-interactively</text:span></text:p>
              </text:list-item>
            </text:list>
            <text:p text:style-name="P26"><text:span text:style-name="T40">[Example: to run a shell script] </text:span></text:p>
            <text:p text:style-name="P26"><text:span text:style-name="T40">bash looks for the variable BASH_ENV in the environment, expands its value if it appears there, and uses the expanded value as the name of a file to read and execute. Bash behaves as if the following command were executed:</text:span></text:p>
            <text:p text:style-name="P26"><text:span text:style-name="T40">if [ -n "$BASH_ENV" ]; then . "$BASH_ENV"; fi</text:span></text:p>
            <text:p text:style-name="P26"><text:span text:style-name="T40">but the value of the PATH variable is not used to search for the filename.</text:span></text:p>
            <text:p text:style-name="P26"><text:span text:style-name="T40">If a non-interactive shell is invoked with the --login option, Bash attempts to read and execute commands from the login shell startup files.</text:span></text:p>
            <text:p text:style-name="P26"><text:span text:style-name="T37"/></text:p>
            <text:p text:style-name="P26"><text:span text:style-name="T37"/></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Bash startup files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8" draw:style-name="dp3" draw:master-page-name="OBJECT" presentation:presentation-page-layout-name="AL2T11">
        <office:forms form:automatic-focus="false" form:apply-design-mode="false"/>
        <draw:frame draw:name="Google Shape;140;p29" presentation:style-name="pr2" draw:text-style-name="P33" draw:layer="layout" svg:width="25.126cm" svg:height="14.334cm" svg:x="0cm" svg:y="2.148cm" presentation:class="outline" presentation:user-transformed="true">
          <draw:text-box>
            <text:p text:style-name="P26"><text:span text:style-name="T40">$ cat .profile</text:span></text:p>
            <text:p text:style-name="P26"><text:span text:style-name="T40"># ~/.profile: executed by the command interpreter for login shells.</text:span></text:p>
            <text:p text:style-name="P26"><text:span text:style-name="T40"># This file is not read by bash(1), if ~/.bash_profile or</text:span></text:p>
            <text:p text:style-name="P26"><text:span text:style-name="T40"># ~/.bash_login exists.</text:span></text:p>
            <text:p text:style-name="P26"><text:span text:style-name="T40"/></text:p>
            <text:p text:style-name="P26"><text:span text:style-name="T40"># if running bash</text:span></text:p>
            <text:p text:style-name="P26"><text:span text:style-name="T40">if [ -n "$BASH_VERSION" ]; then</text:span></text:p>
            <text:p text:style-name="P26"><text:span text:style-name="T40"><text:s text:c="4"/></text:span><text:span text:style-name="T40"># include .bashrc if it exists</text:span></text:p>
            <text:p text:style-name="P26"><text:span text:style-name="T40"><text:s text:c="4"/></text:span><text:span text:style-name="T40">if [ -f "$HOME/.bashrc" ]; then</text:span></text:p>
            <text:p text:style-name="P26"><text:span text:style-name="T40">. "$HOME/.bashrc"</text:span></text:p>
            <text:p text:style-name="P26"><text:span text:style-name="T40"><text:s text:c="4"/></text:span><text:span text:style-name="T40">fi</text:span></text:p>
            <text:p text:style-name="P26"><text:span text:style-name="T40">fi</text:span></text:p>
            <text:p text:style-name="P26"><text:span text:style-name="T40"># set PATH so it includes user's private bin directories</text:span></text:p>
            <text:p text:style-name="P26"><text:span text:style-name="T40">PATH="$HOME/bin:$HOME/.local/bin:$PATH"</text:span></text:p>
            <text:p text:style-name="P26"><text:span text:style-name="T40"/></text:p>
            <text:p text:style-name="P26"><text:span text:style-name="T40"/></text:p>
          </draw:text-box>
        </draw:frame>
        <draw:frame draw:name="Google Shape;141;p29" presentation:style-name="pr3" draw:text-style-name="P6" draw:layer="layout" svg:width="25.399cm" svg:height="2.286cm" svg:x="0cm" svg:y="0.099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Set user’s PATH environment vari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9" draw:style-name="dp3" draw:master-page-name="OBJECT" presentation:presentation-page-layout-name="AL2T11">
        <office:forms form:automatic-focus="false" form:apply-design-mode="false"/>
        <draw:frame draw:name="Google Shape;140;p29" presentation:style-name="pr2" draw:text-style-name="P27" draw:layer="layout" svg:width="25.126cm" svg:height="14.84cm" svg:x="0cm" svg:y="3.042cm" presentation:class="outline" presentation:user-transformed="true">
          <draw:text-box>
            <text:p text:style-name="P26"><text:span text:style-name="T37">User specific, hidden by default.</text:span></text:p>
            <text:p text:style-name="P26"><text:span text:style-name="T37"/></text:p>
            <text:p text:style-name="P26"><text:span text:style-name="T37">~/.bashrc</text:span></text:p>
            <text:p text:style-name="P26"><text:span text:style-name="T37">If not there simply create one.</text:span></text:p>
            <text:p text:style-name="P26"><text:span text:style-name="T37"/></text:p>
            <text:p text:style-name="P26"><text:span text:style-name="T37">System wide:</text:span></text:p>
            <text:p text:style-name="P26"><text:span text:style-name="T37"/></text:p>
            <text:p text:style-name="P26"><text:span text:style-name="T37">/etc/bash.bashrc</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bashrc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0" draw:style-name="dp3" draw:master-page-name="OBJECT" presentation:presentation-page-layout-name="AL2T11">
        <office:forms form:automatic-focus="false" form:apply-design-mode="false"/>
        <draw:frame draw:name="Google Shape;140;p29" presentation:style-name="pr2" draw:text-style-name="P6" draw:layer="layout" svg:width="25.126cm" svg:height="16.008cm" svg:x="0.274cm" svg:y="2.285cm" presentation:class="outline" presentation:user-transformed="true">
          <draw:text-box>
            <text:list text:style-name="L2">
              <text:list-item>
                <text:p text:style-name="P5"><text:span text:style-name="T3">Several commands that display the status of various parts of the system. These commands can be used to monitor the system status at any point in time.</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Status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1" draw:style-name="dp3" draw:master-page-name="OBJECT" presentation:presentation-page-layout-name="AL2T11">
        <office:forms form:automatic-focus="false" form:apply-design-mode="false"/>
        <draw:frame draw:name="Google Shape;140;p29" presentation:style-name="pr2" draw:text-style-name="P20" draw:layer="layout" svg:width="25.126cm" svg:height="16.008cm" svg:x="0.274cm" svg:y="2.285cm" presentation:class="outline" presentation:user-transformed="true">
          <draw:text-box>
            <text:p text:style-name="P17"><text:span text:style-name="T31">`date` command to display the current date and time in a specified format. If you are root user, use the date command to set the system date.</text:span></text:p>
            <text:p text:style-name="P17"><text:span text:style-name="T31">To display the date and time, you must specify a + (plus) sign followed by the format. The format can be as follows:</text:span></text:p>
            <text:p text:style-name="P17"><text:span text:style-name="T31">%A to display date complete with weekday name.</text:span></text:p>
            <text:p text:style-name="P17"><text:span text:style-name="T31">%b or %h to display short month name.</text:span></text:p>
            <text:p text:style-name="P17"><text:span text:style-name="T31">%B to display complete month name.</text:span></text:p>
            <text:p text:style-name="P17"><text:span text:style-name="T31">%c to display default date and time representation.</text:span></text:p>
            <text:p text:style-name="P17"><text:span text:style-name="T31">%d to display the day of the month as a number from 1 through 31.</text:span></text:p>
            <text:p text:style-name="P17"><text:span text:style-name="T31">%D to display the date in mm/dd/yy format.</text:span></text:p>
            <text:p text:style-name="P17"><text:span text:style-name="T31">%H to display the hour as a number from 00 through 23.</text:span></text:p>
            <text:p text:style-name="P17"><text:span text:style-name="T31">%I to display the hour as a number from 00 through 12.</text:span></text:p>
            <text:p text:style-name="P17"><text:span text:style-name="T31">%j to display the day of year as a number from 1 through 366.</text:span></text:p>
            <text:p text:style-name="P17"><text:span text:style-name="T31">%m to display the month as a number from 1 through 12.</text:span></text:p>
            <text:p text:style-name="P17"><text:span text:style-name="T31">%M to display the minutes as a number from 0 through 59.</text:span></text:p>
            <text:p text:style-name="P17"><text:span text:style-name="T31">%p to display AM or PM appropriately.</text:span></text:p>
            <text:p text:style-name="P17"><text:span text:style-name="T31">%r to display 12-hour clock time (01-12) using the AM-PM notation.</text:span></text:p>
            <text:p text:style-name="P17"><text:span text:style-name="T31">%S to display the seconds as a number from 0 through 59.</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2" draw:style-name="dp3" draw:master-page-name="OBJECT" presentation:presentation-page-layout-name="AL2T11">
        <office:forms form:automatic-focus="false" form:apply-design-mode="false"/>
        <draw:frame draw:name="Google Shape;140;p29" presentation:style-name="pr2" draw:text-style-name="P20" draw:layer="layout" svg:width="25.126cm" svg:height="16.008cm" svg:x="0.274cm" svg:y="2.285cm" presentation:class="outline" presentation:user-transformed="true">
          <draw:text-box>
            <text:p text:style-name="P17"><text:span text:style-name="T31">Other format flags:</text:span></text:p>
            <text:p text:style-name="P17"><text:span text:style-name="T31">%T to display the time in hh:mm:ss format for 24 hour clock.</text:span></text:p>
            <text:p text:style-name="P17"><text:span text:style-name="T31">%U to display the week number of the year as a number from 1 through 53 counting Sunday as first day of the week.</text:span></text:p>
            <text:p text:style-name="P17"><text:span text:style-name="T31">%w to display the day of the week as a number from 0 through 6 with Sunday counted as 0.</text:span></text:p>
            <text:p text:style-name="P17"><text:span text:style-name="T31">%W to display the week number of the year as a number from 1 through 53 counting Monday as first day of the week.</text:span></text:p>
            <text:p text:style-name="P17"><text:span text:style-name="T31">%x to display the default date format.</text:span></text:p>
            <text:p text:style-name="P17"><text:span text:style-name="T31">%X to display the time format.</text:span></text:p>
            <text:p text:style-name="P17"><text:span text:style-name="T31">%y to display the last two digits of the year from 00 through 99.</text:span></text:p>
            <text:p text:style-name="P17"><text:span text:style-name="T31">%Y to display the year with century as a decimal number.</text:span></text:p>
            <text:p text:style-name="P17"><text:span text:style-name="T31">%Z to display the time-zone name, if available.</text:span></text:p>
            <text:p text:style-name="P17"><text:span text:style-name="T31"/></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3" draw:style-name="dp3" draw:master-page-name="OBJECT" presentation:presentation-page-layout-name="AL2T11">
        <office:forms form:automatic-focus="false" form:apply-design-mode="false"/>
        <draw:frame draw:name="Google Shape;140;p29" presentation:style-name="pr2" draw:text-style-name="P20" draw:layer="layout" svg:width="25.126cm" svg:height="16.008cm" svg:x="0.274cm" svg:y="2.285cm" presentation:class="outline" presentation:user-transformed="true">
          <draw:text-box>
            <text:p text:style-name="P17"><text:span text:style-name="T31">Try some example of `date` command usage with different display of day, month, year</text:span></text:p>
            <text:list text:style-name="L2">
              <text:list-item>
                <text:p text:style-name="P17"><text:span text:style-name="T31">If you want to display the date without formatting, use date without any formatting descriptor as follows:</text:span></text:p>
              </text:list-item>
            </text:list>
            <text:p text:style-name="P17"><text:span text:style-name="T31">date</text:span></text:p>
            <text:p text:style-name="P17"><text:span text:style-name="T31">Sat Dec <text:s/>7 11:50:59 EST 1996</text:span></text:p>
            <text:list text:continue-numbering="true" text:style-name="L2">
              <text:list-item>
                <text:p text:style-name="P17"><text:span text:style-name="T31">If you want to display only the date in mm/dd/yy format, use the following commands:</text:span></text:p>
              </text:list-item>
            </text:list>
            <text:p text:style-name="P17"><text:span text:style-name="T31">date +%m/%d/%y</text:span></text:p>
            <text:p text:style-name="P17"><text:span text:style-name="T31">12/07/96</text:span></text:p>
            <text:list text:continue-numbering="true" text:style-name="L2">
              <text:list-item>
                <text:p text:style-name="P17"><text:span text:style-name="T31">If you want to format the date in yy/mm/dd format and time in hh:mm:ss format, use the following command:</text:span></text:p>
              </text:list-item>
            </text:list>
            <text:p text:style-name="P17"><text:span text:style-name="T31">date "+%y/%m/%d %H:%M:%S"</text:span></text:p>
            <text:p text:style-name="P17"><text:span text:style-name="T31">96/12/07 11:57:27</text:span></text:p>
            <text:list text:continue-numbering="true" text:style-name="L2">
              <text:list-item>
                <text:p text:style-name="P17"><text:span text:style-name="T31">Following is another way of formatting the date:</text:span></text:p>
              </text:list-item>
            </text:list>
            <text:p text:style-name="P17"><text:span text:style-name="T31">date +%A","%B" "%d","%Y</text:span></text:p>
            <text:p text:style-name="P17"><text:span text:style-name="T31">Sunday,December 15,1996</text:span></text:p>
            <text:p text:style-name="P17"><text:span text:style-name="T31"/></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3"><text:span text:style-name="T1">`date`: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7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Lohit Devanagari" svg:font-family="'Lohit Devanagari'"/>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style>
    <style:style style:name="Mgr11"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6" style:family="presentation" style:parent-style-name="OBJECT-backgroundobjects">
      <style:graphic-properties draw:stroke="none" draw:fill="none" draw:fill-color="#ffffff" draw:auto-grow-height="false" fo:min-height="1.27cm"/>
    </style:style>
    <style:style style:name="Mpr7" style:family="presentation" style:parent-style-name="OBJECT-backgroundobjects">
      <style:graphic-properties draw:stroke="none" draw:fill="none" draw:fill-color="#ffffff" draw:textarea-vertical-align="bottom" draw:auto-grow-height="false" fo:min-height="1.27cm"/>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0" style:family="presentation" style:parent-style-name="OBJECT_5f_-backgroundobjects">
      <style:graphic-properties draw:stroke="none" draw:fill="none" draw:fill-color="#ffffff" draw:auto-grow-height="false" fo:min-height="1.27cm"/>
    </style:style>
    <style:style style:name="Mpr11" style:family="presentation" style:parent-style-name="OBJECT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font-independent-line-spacing="true"/>
      <style:text-properties fo:font-size="18pt"/>
    </style:style>
    <style:style style:name="M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none"/>
    </style:style>
    <style:style style:name="MP14"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8.235cm" svg:height="0.644cm" svg:x="8.264cm" svg:y="18.405cm">
        <text:p text:style-name="MP8"><text:span text:style-name="MT2">Introduction to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1F186068C7C37A7C.png" xlink:type="simple" xlink:show="embed" xlink:actuate="onLoad">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12" draw:layer="backgroundobjects" svg:width="8.235cm" svg:height="0.644cm" svg:x="3.044cm" svg:y="18.865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1" draw:style-name="Mgr8" draw:text-style-name="MP12" draw:layer="backgroundobjects" svg:width="8.235cm" svg:height="0.644cm" svg:x="3.07cm" svg:y="18.838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custom-shape presentation:style-name="Mpr4" draw:text-style-name="MP14"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8.235cm" svg:height="0.644cm" svg:x="8.264cm" svg:y="18.405cm">
        <text:p text:style-name="MP8"><text:span text:style-name="MT2">Introduction to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7cm" svg:y="18.425cm">
        <text:p text:style-name="MP8"><text:span text:style-name="MT2"><text:page-number>&lt;number&gt;</text:page-number></text:span><text:span text:style-name="MT2">/</text:span><text:span text:style-name="MT2"><text:page-count>73</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01cm" svg:y="-0.229cm">
        <draw:image xlink:href="Pictures/10000201000009C4000009C41F186068C7C37A7C.png" xlink:type="simple" xlink:show="embed" xlink:actuate="onLoad">
          <text:p/>
        </draw:image>
      </draw:frame>
      <presentation:notes style:page-layout-name="PM2">
        <office:forms form:automatic-focus="false" form:apply-design-mode="false"/>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 style:display-name="OBJECT_" style:page-layout-name="PM1" draw:style-name="Mdp1">
      <draw:custom-shape presentation:style-name="Mpr8" draw:text-style-name="MP14"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1"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8" draw:text-style-name="MP12" draw:layer="backgroundobjects" svg:width="8.235cm" svg:height="0.644cm" svg:x="8.263cm" svg:y="18.404cm">
        <text:p text:style-name="MP8"><text:span text:style-name="MT2">Introduction to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6cm" svg:y="18.424cm">
        <text:p text:style-name="MP8"><text:span text:style-name="MT2"><text:page-number>&lt;number&gt;</text:page-number></text:span><text:span text:style-name="MT2">/</text:span><text:span text:style-name="MT2"><text:page-count>73</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presentation:notes style:page-layout-name="PM2">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3.2$Linux_X86_64 LibreOffice_project/92a7159f7e4af62137622921e809f8546db437e5</meta:generator>
    <dc:date>2018-12-14T19:25:56.317162312</dc:date>
    <meta:editing-duration>P1DT5H46M25S</meta:editing-duration>
    <meta:editing-cycles>142</meta:editing-cycles>
    <meta:document-statistic meta:object-count="424"/>
  </office:meta>
</office:document-meta>
</file>